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7cm" fo:break-before="auto" style:use-optimal-row-height="true"/>
    </style:style>
    <style:style style:name="ro3" style:family="table-row">
      <style:table-row-properties style:row-height="3.217cm" fo:break-before="auto" style:use-optimal-row-height="true"/>
    </style:style>
    <style:style style:name="ro4" style:family="table-row">
      <style:table-row-properties style:row-height="2.032cm" fo:break-before="auto" style:use-optimal-row-height="true"/>
    </style:style>
    <style:style style:name="ro5" style:family="table-row">
      <style:table-row-properties style:row-height="1.242cm" fo:break-before="auto" style:use-optimal-row-height="true"/>
    </style:style>
    <style:style style:name="ro6" style:family="table-row">
      <style:table-row-properties style:row-height="8.35cm" fo:break-before="auto" style:use-optimal-row-height="true"/>
    </style:style>
    <style:style style:name="ro7" style:family="table-row">
      <style:table-row-properties style:row-height="0.847cm" fo:break-before="auto" style:use-optimal-row-height="true"/>
    </style:style>
    <style:style style:name="ro8" style:family="table-row">
      <style:table-row-properties style:row-height="5.981cm" fo:break-before="auto" style:use-optimal-row-height="true"/>
    </style:style>
    <style:style style:name="ro9" style:family="table-row">
      <style:table-row-properties style:row-height="3.612cm" fo:break-before="auto" style:use-optimal-row-height="true"/>
    </style:style>
    <style:style style:name="ro10" style:family="table-row">
      <style:table-row-properties style:row-height="5.586cm" fo:break-before="auto" style:use-optimal-row-height="true"/>
    </style:style>
    <style:style style:name="ro11" style:family="table-row">
      <style:table-row-properties style:row-height="4.796cm" fo:break-before="auto" style:use-optimal-row-height="true"/>
    </style:style>
    <style:style style:name="ro12" style:family="table-row">
      <style:table-row-properties style:row-height="4.006cm" fo:break-before="auto" style:use-optimal-row-height="true"/>
    </style:style>
    <style:style style:name="ro13" style:family="table-row">
      <style:table-row-properties style:row-height="4.401cm" fo:break-before="auto" style:use-optimal-row-height="true"/>
    </style:style>
    <style:style style:name="ro14" style:family="table-row">
      <style:table-row-properties style:row-height="10.719cm" fo:break-before="auto" style:use-optimal-row-height="true"/>
    </style:style>
    <style:style style:name="ro15" style:family="table-row">
      <style:table-row-properties style:row-height="2.822cm" fo:break-before="auto" style:use-optimal-row-height="true"/>
    </style:style>
    <style:style style:name="ro16" style:family="table-row">
      <style:table-row-properties style:row-height="2.427cm" fo:break-before="auto" style:use-optimal-row-height="true"/>
    </style:style>
    <style:style style:name="ro17" style:family="table-row">
      <style:table-row-properties style:row-height="5.191cm" fo:break-before="auto" style:use-optimal-row-height="true"/>
    </style:style>
    <style:style style:name="ro18" style:family="table-row">
      <style:table-row-properties style:row-height="8.745cm" fo:break-before="auto" style:use-optimal-row-height="true"/>
    </style:style>
    <style:style style:name="ro19" style:family="table-row">
      <style:table-row-properties style:row-height="13.878cm" fo:break-before="auto" style:use-optimal-row-height="true"/>
    </style:style>
    <style:style style:name="ro20" style:family="table-row">
      <style:table-row-properties style:row-height="1.96cm" fo:break-before="auto" style:use-optimal-row-height="true"/>
    </style:style>
    <style:style style:name="ro21" style:family="table-row">
      <style:table-row-properties style:row-height="9.931cm" fo:break-before="auto" style:use-optimal-row-height="true"/>
    </style:style>
    <style:style style:name="ro22" style:family="table-row">
      <style:table-row-properties style:row-height="6.376cm" fo:break-before="auto" style:use-optimal-row-height="true"/>
    </style:style>
    <style:style style:name="ro23" style:family="table-row">
      <style:table-row-properties style:row-height="16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a xlink:href="https://en.wikipedia.org/wiki/ISO_3166-2:AD" xlink:type="simple">AD</text:a></text:p>
          </table:table-cell>
          <table:table-cell office:value-type="string" calcext:value-type="string">
            <text:p><text:a xlink:href="https://en.wikipedia.org/wiki/Andorra" xlink:type="simple">Andorr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d" xlink:type="simple">.ad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E" xlink:type="simple">AE</text:a></text:p>
          </table:table-cell>
          <table:table-cell office:value-type="string" calcext:value-type="string">
            <text:p><text:a xlink:href="https://en.wikipedia.org/wiki/United_Arab_Emirates" xlink:type="simple">United Arab Emirate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e" xlink:type="simple">.ae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F" xlink:type="simple">AF</text:a></text:p>
          </table:table-cell>
          <table:table-cell office:value-type="string" calcext:value-type="string">
            <text:p><text:a xlink:href="https://en.wikipedia.org/wiki/Afghanistan" xlink:type="simple">Afghanista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f" xlink:type="simple">.af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G" xlink:type="simple">AG</text:a></text:p>
          </table:table-cell>
          <table:table-cell office:value-type="string" calcext:value-type="string">
            <text:p><text:a xlink:href="https://en.wikipedia.org/wiki/Antigua_and_Barbuda" xlink:type="simple">Antigua and Barbud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g" xlink:type="simple">.a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AI" xlink:type="simple">AI</text:a></text:p>
          </table:table-cell>
          <table:table-cell office:value-type="string" calcext:value-type="string">
            <text:p><text:a xlink:href="https://en.wikipedia.org/wiki/Anguilla" xlink:type="simple">Anguilla</text:a>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a xlink:href="https://en.wikipedia.org/wiki/.ai" xlink:type="simple">.ai</text:a></text:p>
          </table:table-cell>
          <table:table-cell table:style-name="ce1" office:value-type="string" calcext:value-type="string">
            <text:p>AI previously represented <text:a xlink:href="https://en.wikipedia.org/wiki/French_Territory_of_the_Afars_and_the_Issas" xlink:type="simple">French Afars and Issas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L" xlink:type="simple">AL</text:a></text:p>
          </table:table-cell>
          <table:table-cell office:value-type="string" calcext:value-type="string">
            <text:p><text:a xlink:href="https://en.wikipedia.org/wiki/Albania" xlink:type="simple">Alban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l" xlink:type="simple">.al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M" xlink:type="simple">AM</text:a></text:p>
          </table:table-cell>
          <table:table-cell office:value-type="string" calcext:value-type="string">
            <text:p><text:a xlink:href="https://en.wikipedia.org/wiki/Armenia" xlink:type="simple">Armenia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am" xlink:type="simple">.a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O" xlink:type="simple">AO</text:a></text:p>
          </table:table-cell>
          <table:table-cell office:value-type="string" calcext:value-type="string">
            <text:p><text:a xlink:href="https://en.wikipedia.org/wiki/Angola" xlink:type="simple">Angol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o" xlink:type="simple">.ao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en.wikipedia.org/wiki/ISO_3166-2:AQ" xlink:type="simple">AQ</text:a></text:p>
          </table:table-cell>
          <table:table-cell office:value-type="string" calcext:value-type="string">
            <text:p><text:a xlink:href="https://en.wikipedia.org/wiki/Antarctica" xlink:type="simple">Antarctic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q" xlink:type="simple">.aq</text:a></text:p>
          </table:table-cell>
          <table:table-cell table:style-name="ce1" office:value-type="string" calcext:value-type="string">
            <text:p>Covers the territories south of <text:a xlink:href="https://en.wikipedia.org/wiki/60th_parallel_south" xlink:type="simple">60° south latitude</text:a></text:p>
            <text:p>Code taken from name in <text:a xlink:href="https://en.wikipedia.org/wiki/French_language" xlink:type="simple">French</text:a>: Antarctiqu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R" xlink:type="simple">AR</text:a></text:p>
          </table:table-cell>
          <table:table-cell office:value-type="string" calcext:value-type="string">
            <text:p><text:a xlink:href="https://en.wikipedia.org/wiki/Argentina" xlink:type="simple">Argentin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r" xlink:type="simple">.ar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S" xlink:type="simple">AS</text:a></text:p>
          </table:table-cell>
          <table:table-cell office:value-type="string" calcext:value-type="string">
            <text:p><text:a xlink:href="https://en.wikipedia.org/wiki/American_Samoa" xlink:type="simple">American Samo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s" xlink:type="simple">.as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T" xlink:type="simple">AT</text:a></text:p>
          </table:table-cell>
          <table:table-cell office:value-type="string" calcext:value-type="string">
            <text:p><text:a xlink:href="https://en.wikipedia.org/wiki/Austria" xlink:type="simple">Austr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t" xlink:type="simple">.a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AU" xlink:type="simple">AU</text:a></text:p>
          </table:table-cell>
          <table:table-cell office:value-type="string" calcext:value-type="string">
            <text:p><text:a xlink:href="https://en.wikipedia.org/wiki/Australia" xlink:type="simple">Austral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au" xlink:type="simple">.au</text:a></text:p>
          </table:table-cell>
          <table:table-cell table:style-name="ce1" office:value-type="string" calcext:value-type="string">
            <text:p>Includes the <text:a xlink:href="https://en.wikipedia.org/wiki/Ashmore_and_Cartier_Islands" xlink:type="simple">Ashmore and Cartier Islands</text:a> and the <text:a xlink:href="https://en.wikipedia.org/wiki/Coral_Sea_Islands" xlink:type="simple">Coral Sea Islands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W" xlink:type="simple">AW</text:a></text:p>
          </table:table-cell>
          <table:table-cell office:value-type="string" calcext:value-type="string">
            <text:p><text:a xlink:href="https://en.wikipedia.org/wiki/Aruba" xlink:type="simple">Aruba</text:a>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a xlink:href="https://en.wikipedia.org/wiki/.aw" xlink:type="simple">.aw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AX" xlink:type="simple">AX</text:a></text:p>
          </table:table-cell>
          <table:table-cell office:value-type="string" calcext:value-type="string">
            <text:p><text:a xlink:href="https://en.wikipedia.org/wiki/Åland" xlink:type="simple">Åland Islands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a xlink:href="https://en.wikipedia.org/wiki/.ax" xlink:type="simple">.ax</text:a></text:p>
          </table:table-cell>
          <table:table-cell table:style-name="ce1" office:value-type="string" calcext:value-type="string">
            <text:p>An autonomous county of <text:a xlink:href="https://en.wikipedia.org/wiki/Finland" xlink:type="simple">Finland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Z" xlink:type="simple">AZ</text:a></text:p>
          </table:table-cell>
          <table:table-cell office:value-type="string" calcext:value-type="string">
            <text:p><text:a xlink:href="https://en.wikipedia.org/wiki/Azerbaijan" xlink:type="simple">Azerbaijan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az" xlink:type="simple">.az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A" xlink:type="simple">BA</text:a></text:p>
          </table:table-cell>
          <table:table-cell office:value-type="string" calcext:value-type="string">
            <text:p><text:a xlink:href="https://en.wikipedia.org/wiki/Bosnia_and_Herzegovina" xlink:type="simple">Bosnia and Herzegovina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ba" xlink:type="simple">.ba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B" xlink:type="simple">BB</text:a></text:p>
          </table:table-cell>
          <table:table-cell office:value-type="string" calcext:value-type="string">
            <text:p><text:a xlink:href="https://en.wikipedia.org/wiki/Barbados" xlink:type="simple">Barbado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b" xlink:type="simple">.bb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D" xlink:type="simple">BD</text:a></text:p>
          </table:table-cell>
          <table:table-cell office:value-type="string" calcext:value-type="string">
            <text:p><text:a xlink:href="https://en.wikipedia.org/wiki/Bangladesh" xlink:type="simple">Bangladesh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d" xlink:type="simple">.bd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E" xlink:type="simple">BE</text:a></text:p>
          </table:table-cell>
          <table:table-cell office:value-type="string" calcext:value-type="string">
            <text:p><text:a xlink:href="https://en.wikipedia.org/wiki/Belgium" xlink:type="simple">Belgium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e" xlink:type="simple">.be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BF" xlink:type="simple">BF</text:a></text:p>
          </table:table-cell>
          <table:table-cell office:value-type="string" calcext:value-type="string">
            <text:p><text:a xlink:href="https://en.wikipedia.org/wiki/Burkina_Faso" xlink:type="simple">Burkina Faso</text:a>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<text:a xlink:href="https://en.wikipedia.org/wiki/.bf" xlink:type="simple">.bf</text:a></text:p>
          </table:table-cell>
          <table:table-cell table:style-name="ce1" office:value-type="string" calcext:value-type="string">
            <text:p>Name changed from <text:a xlink:href="https://en.wikipedia.org/wiki/Republic_of_Upper_Volta" xlink:type="simple">Upper Volta</text:a> (HV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G" xlink:type="simple">BG</text:a></text:p>
          </table:table-cell>
          <table:table-cell office:value-type="string" calcext:value-type="string">
            <text:p><text:a xlink:href="https://en.wikipedia.org/wiki/Bulgaria" xlink:type="simple">Bulgar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g" xlink:type="simple">.b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H" xlink:type="simple">BH</text:a></text:p>
          </table:table-cell>
          <table:table-cell office:value-type="string" calcext:value-type="string">
            <text:p><text:a xlink:href="https://en.wikipedia.org/wiki/Bahrain" xlink:type="simple">Bahrai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h" xlink:type="simple">.bh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I" xlink:type="simple">BI</text:a></text:p>
          </table:table-cell>
          <table:table-cell office:value-type="string" calcext:value-type="string">
            <text:p><text:a xlink:href="https://en.wikipedia.org/wiki/Burundi" xlink:type="simple">Burundi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i" xlink:type="simple">.bi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BJ" xlink:type="simple">BJ</text:a></text:p>
          </table:table-cell>
          <table:table-cell office:value-type="string" calcext:value-type="string">
            <text:p><text:a xlink:href="https://en.wikipedia.org/wiki/Benin" xlink:type="simple">Benin</text:a>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<text:a xlink:href="https://en.wikipedia.org/wiki/.bj" xlink:type="simple">.bj</text:a></text:p>
          </table:table-cell>
          <table:table-cell table:style-name="ce1" office:value-type="string" calcext:value-type="string">
            <text:p>Name changed from <text:a xlink:href="https://en.wikipedia.org/wiki/Republic_of_Dahomey" xlink:type="simple">Dahomey</text:a> (D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L" xlink:type="simple">BL</text:a></text:p>
          </table:table-cell>
          <table:table-cell office:value-type="string" calcext:value-type="string">
            <text:p><text:a xlink:href="https://en.wikipedia.org/wiki/Saint_Barthélemy" xlink:type="simple">Saint Barthélemy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a xlink:href="https://en.wikipedia.org/wiki/.bl" xlink:type="simple">.bl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M" xlink:type="simple">BM</text:a></text:p>
          </table:table-cell>
          <table:table-cell office:value-type="string" calcext:value-type="string">
            <text:p><text:a xlink:href="https://en.wikipedia.org/wiki/Bermuda" xlink:type="simple">Bermud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m" xlink:type="simple">.b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BN" xlink:type="simple">BN</text:a></text:p>
          </table:table-cell>
          <table:table-cell office:value-type="string" calcext:value-type="string">
            <text:p><text:a xlink:href="https://en.wikipedia.org/wiki/Brunei" xlink:type="simple">Brunei Darussalam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n" xlink:type="simple">.bn</text:a></text:p>
          </table:table-cell>
          <table:table-cell table:style-name="ce1" office:value-type="string" calcext:value-type="string">
            <text:p>Previous ISO country name: Brunei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BO" xlink:type="simple">BO</text:a></text:p>
          </table:table-cell>
          <table:table-cell office:value-type="string" calcext:value-type="string">
            <text:p><text:a xlink:href="https://en.wikipedia.org/wiki/Bolivia" xlink:type="simple">Bolivia, Plurinational State of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o" xlink:type="simple">.bo</text:a></text:p>
          </table:table-cell>
          <table:table-cell table:style-name="ce1" office:value-type="string" calcext:value-type="string">
            <text:p>Previous ISO country name: Bolivia 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en.wikipedia.org/wiki/ISO_3166-2:BQ" xlink:type="simple">BQ</text:a></text:p>
          </table:table-cell>
          <table:table-cell office:value-type="string" calcext:value-type="string">
            <text:p><text:a xlink:href="https://en.wikipedia.org/wiki/Caribbean_Netherlands" xlink:type="simple">Bonaire, Sint Eustatius and Sab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.bq" xlink:type="simple">.bq</text:a></text:p>
          </table:table-cell>
          <table:table-cell table:style-name="ce1" office:value-type="string" calcext:value-type="string">
            <text:p>Consists of three Caribbean "<text:a xlink:href="https://en.wikipedia.org/wiki/Public_body_(Netherlands)" xlink:type="simple">special municipalities</text:a>", which are part of the <text:a xlink:href="https://en.wikipedia.org/wiki/Netherlands" xlink:type="simple">Netherlands</text:a> proper: <text:a xlink:href="https://en.wikipedia.org/wiki/Bonaire" xlink:type="simple">Bonaire</text:a>, <text:a xlink:href="https://en.wikipedia.org/wiki/Sint_Eustatius" xlink:type="simple">Sint Eustatius</text:a>, and <text:a xlink:href="https://en.wikipedia.org/wiki/Saba_(island)" xlink:type="simple">Saba</text:a> (the BES Islands)</text:p>
            <text:p>Previous ISO country name: Bonaire, Saint Eustatius and Saba</text:p>
            <text:p>BQ previously represented <text:a xlink:href="https://en.wikipedia.org/wiki/British_Antarctic_Territory" xlink:type="simple">British Antarctic Territory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R" xlink:type="simple">BR</text:a></text:p>
          </table:table-cell>
          <table:table-cell office:value-type="string" calcext:value-type="string">
            <text:p><text:a xlink:href="https://en.wikipedia.org/wiki/Brazil" xlink:type="simple">Brazil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r" xlink:type="simple">.br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S" xlink:type="simple">BS</text:a></text:p>
          </table:table-cell>
          <table:table-cell office:value-type="string" calcext:value-type="string">
            <text:p><text:a xlink:href="https://en.wikipedia.org/wiki/The_Bahamas" xlink:type="simple">Bahama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s" xlink:type="simple">.bs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T" xlink:type="simple">BT</text:a></text:p>
          </table:table-cell>
          <table:table-cell office:value-type="string" calcext:value-type="string">
            <text:p><text:a xlink:href="https://en.wikipedia.org/wiki/Bhutan" xlink:type="simple">Bhuta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t" xlink:type="simple">.b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7">
          <table:table-cell office:value-type="string" calcext:value-type="string">
            <text:p><text:a xlink:href="https://en.wikipedia.org/wiki/ISO_3166-2:BV" xlink:type="simple">BV</text:a></text:p>
          </table:table-cell>
          <table:table-cell office:value-type="string" calcext:value-type="string">
            <text:p><text:a xlink:href="https://en.wikipedia.org/wiki/Bouvet_Island" xlink:type="simple">Bouvet Is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v" xlink:type="simple">.bv</text:a></text:p>
          </table:table-cell>
          <table:table-cell table:style-name="ce1" office:value-type="string" calcext:value-type="string">
            <text:p>Dependency of Norw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W" xlink:type="simple">BW</text:a></text:p>
          </table:table-cell>
          <table:table-cell office:value-type="string" calcext:value-type="string">
            <text:p><text:a xlink:href="https://en.wikipedia.org/wiki/Botswana" xlink:type="simple">Botswan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w" xlink:type="simple">.bw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wikipedia.org/wiki/ISO_3166-2:BY" xlink:type="simple">BY</text:a></text:p>
          </table:table-cell>
          <table:table-cell office:value-type="string" calcext:value-type="string">
            <text:p><text:a xlink:href="https://en.wikipedia.org/wiki/Belarus" xlink:type="simple">Belaru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y" xlink:type="simple">.by</text:a></text:p>
          </table:table-cell>
          <table:table-cell table:style-name="ce1" office:value-type="string" calcext:value-type="string">
            <text:p>Code taken from previous ISO country name: <text:a xlink:href="https://en.wikipedia.org/wiki/Byelorussian_Soviet_Socialist_Republic" xlink:type="simple">Byelorussian SSR</text:a> (now assigned <text:a xlink:href="https://en.wikipedia.org/wiki/ISO_3166-3" xlink:type="simple">ISO 3166-3</text:a> code <text:a xlink:href="https://en.wikipedia.org/wiki/ISO_3166-3#BYAA" xlink:type="simple">BYAA</text:a>)</text:p>
            <text:p>Code assigned as the country was already a UN member since 1945<text:a xlink:href="https://en.wikipedia.org/wiki/ISO_3166-1_alpha-2#cite_note-bulletin-14" xlink:type="simple">[14]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BZ" xlink:type="simple">BZ</text:a></text:p>
          </table:table-cell>
          <table:table-cell office:value-type="string" calcext:value-type="string">
            <text:p><text:a xlink:href="https://en.wikipedia.org/wiki/Belize" xlink:type="simple">Beliz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bz" xlink:type="simple">.bz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A" xlink:type="simple">CA</text:a></text:p>
          </table:table-cell>
          <table:table-cell office:value-type="string" calcext:value-type="string">
            <text:p><text:a xlink:href="https://en.wikipedia.org/wiki/Canada" xlink:type="simple">Canad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a" xlink:type="simple">.ca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CC" xlink:type="simple">CC</text:a></text:p>
          </table:table-cell>
          <table:table-cell office:value-type="string" calcext:value-type="string">
            <text:p><text:a xlink:href="https://en.wikipedia.org/wiki/Cocos_(Keeling)_Islands" xlink:type="simple">Cocos (Keeling) Island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c" xlink:type="simple">.cc</text:a></text:p>
          </table:table-cell>
          <table:table-cell table:style-name="ce1" office:value-type="string" calcext:value-type="string">
            <text:p>External territory of Australia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CD" xlink:type="simple">CD</text:a></text:p>
          </table:table-cell>
          <table:table-cell office:value-type="string" calcext:value-type="string">
            <text:p><text:a xlink:href="https://en.wikipedia.org/wiki/Democratic_Republic_of_the_Congo" xlink:type="simple">Congo, Democratic Republic of the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en.wikipedia.org/wiki/.cd" xlink:type="simple">.cd</text:a></text:p>
          </table:table-cell>
          <table:table-cell table:style-name="ce1" office:value-type="string" calcext:value-type="string">
            <text:p>Name changed from <text:a xlink:href="https://en.wikipedia.org/wiki/Zaire" xlink:type="simple">Zaire</text:a> (ZR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F" xlink:type="simple">CF</text:a></text:p>
          </table:table-cell>
          <table:table-cell office:value-type="string" calcext:value-type="string">
            <text:p><text:a xlink:href="https://en.wikipedia.org/wiki/Central_African_Republic" xlink:type="simple">Central African Republic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f" xlink:type="simple">.cf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G" xlink:type="simple">CG</text:a></text:p>
          </table:table-cell>
          <table:table-cell office:value-type="string" calcext:value-type="string">
            <text:p><text:a xlink:href="https://en.wikipedia.org/wiki/Republic_of_the_Congo" xlink:type="simple">Cong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g" xlink:type="simple">.c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CH" xlink:type="simple">CH</text:a></text:p>
          </table:table-cell>
          <table:table-cell office:value-type="string" calcext:value-type="string">
            <text:p><text:a xlink:href="https://en.wikipedia.org/wiki/Switzerland" xlink:type="simple">Switzer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h" xlink:type="simple">.ch</text:a></text:p>
          </table:table-cell>
          <table:table-cell table:style-name="ce1" office:value-type="string" calcext:value-type="string">
            <text:p>Code taken from name in <text:a xlink:href="https://en.wikipedia.org/wiki/Latin_language" xlink:type="simple">Latin</text:a>: Confoederatio Helvetica 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wikipedia.org/wiki/ISO_3166-2:CI" xlink:type="simple">CI</text:a></text:p>
          </table:table-cell>
          <table:table-cell office:value-type="string" calcext:value-type="string">
            <text:p><text:a xlink:href="https://en.wikipedia.org/wiki/Ivory_Coast" xlink:type="simple">Côte d'Ivoir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i" xlink:type="simple">.ci</text:a></text:p>
          </table:table-cell>
          <table:table-cell table:style-name="ce1" office:value-type="string" calcext:value-type="string">
            <text:p>ISO country name follows UN designation (common name and previous ISO country name: Ivory Coast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K" xlink:type="simple">CK</text:a></text:p>
          </table:table-cell>
          <table:table-cell office:value-type="string" calcext:value-type="string">
            <text:p><text:a xlink:href="https://en.wikipedia.org/wiki/Cook_Islands" xlink:type="simple">Cook Island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k" xlink:type="simple">.ck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L" xlink:type="simple">CL</text:a></text:p>
          </table:table-cell>
          <table:table-cell office:value-type="string" calcext:value-type="string">
            <text:p><text:a xlink:href="https://en.wikipedia.org/wiki/Chile" xlink:type="simple">Chil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l" xlink:type="simple">.cl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CM" xlink:type="simple">CM</text:a></text:p>
          </table:table-cell>
          <table:table-cell office:value-type="string" calcext:value-type="string">
            <text:p><text:a xlink:href="https://en.wikipedia.org/wiki/Cameroon" xlink:type="simple">Cameroo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m" xlink:type="simple">.cm</text:a></text:p>
          </table:table-cell>
          <table:table-cell table:style-name="ce1" office:value-type="string" calcext:value-type="string">
            <text:p>Previous ISO country name: Cameroon, United Republic o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N" xlink:type="simple">CN</text:a></text:p>
          </table:table-cell>
          <table:table-cell office:value-type="string" calcext:value-type="string">
            <text:p><text:a xlink:href="https://en.wikipedia.org/wiki/China" xlink:type="simple">Chin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n" xlink:type="simple">.cn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O" xlink:type="simple">CO</text:a></text:p>
          </table:table-cell>
          <table:table-cell office:value-type="string" calcext:value-type="string">
            <text:p><text:a xlink:href="https://en.wikipedia.org/wiki/Colombia" xlink:type="simple">Colomb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o" xlink:type="simple">.co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R" xlink:type="simple">CR</text:a></text:p>
          </table:table-cell>
          <table:table-cell office:value-type="string" calcext:value-type="string">
            <text:p><text:a xlink:href="https://en.wikipedia.org/wiki/Costa_Rica" xlink:type="simple">Costa Ric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r" xlink:type="simple">.cr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U" xlink:type="simple">CU</text:a></text:p>
          </table:table-cell>
          <table:table-cell office:value-type="string" calcext:value-type="string">
            <text:p><text:a xlink:href="https://en.wikipedia.org/wiki/Cuba" xlink:type="simple">Cub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u" xlink:type="simple">.cu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a xlink:href="https://en.wikipedia.org/wiki/ISO_3166-2:CV" xlink:type="simple">CV</text:a></text:p>
          </table:table-cell>
          <table:table-cell office:value-type="string" calcext:value-type="string">
            <text:p><text:a xlink:href="https://en.wikipedia.org/wiki/Cape_Verde" xlink:type="simple">Cabo Verd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v" xlink:type="simple">.cv</text:a></text:p>
          </table:table-cell>
          <table:table-cell table:style-name="ce1" office:value-type="string" calcext:value-type="string">
            <text:p>ISO country name follows UN designation (common name and previous ISO country name: Cape Verde, another previous ISO country name: Cape Verde Islands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W" xlink:type="simple">CW</text:a></text:p>
          </table:table-cell>
          <table:table-cell office:value-type="string" calcext:value-type="string">
            <text:p><text:a xlink:href="https://en.wikipedia.org/wiki/Curaçao" xlink:type="simple">Curaçao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.cw" xlink:type="simple">.cw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CX" xlink:type="simple">CX</text:a></text:p>
          </table:table-cell>
          <table:table-cell office:value-type="string" calcext:value-type="string">
            <text:p><text:a xlink:href="https://en.wikipedia.org/wiki/Christmas_Island" xlink:type="simple">Christmas Is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x" xlink:type="simple">.cx</text:a></text:p>
          </table:table-cell>
          <table:table-cell table:style-name="ce1" office:value-type="string" calcext:value-type="string">
            <text:p>External territory of Austral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CY" xlink:type="simple">CY</text:a></text:p>
          </table:table-cell>
          <table:table-cell office:value-type="string" calcext:value-type="string">
            <text:p><text:a xlink:href="https://en.wikipedia.org/wiki/Cyprus" xlink:type="simple">Cypru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cy" xlink:type="simple">.cy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CZ" xlink:type="simple">CZ</text:a></text:p>
          </table:table-cell>
          <table:table-cell office:value-type="string" calcext:value-type="string">
            <text:p><text:a xlink:href="https://en.wikipedia.org/wiki/Czech_Republic" xlink:type="simple">Czechia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en.wikipedia.org/wiki/.cz" xlink:type="simple">.cz</text:a></text:p>
          </table:table-cell>
          <table:table-cell table:style-name="ce1" office:value-type="string" calcext:value-type="string">
            <text:p>Previous ISO country name: Czech Republic 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<text:a xlink:href="https://en.wikipedia.org/wiki/ISO_3166-2:DE" xlink:type="simple">DE</text:a></text:p>
          </table:table-cell>
          <table:table-cell office:value-type="string" calcext:value-type="string">
            <text:p><text:a xlink:href="https://en.wikipedia.org/wiki/Germany" xlink:type="simple">Germany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de" xlink:type="simple">.de</text:a></text:p>
          </table:table-cell>
          <table:table-cell table:style-name="ce1" office:value-type="string" calcext:value-type="string">
            <text:p>Code taken from name in <text:a xlink:href="https://en.wikipedia.org/wiki/German_language" xlink:type="simple">German</text:a>: Deutschland</text:p>
            <text:p>Code used for <text:a xlink:href="https://en.wikipedia.org/wiki/West_Germany" xlink:type="simple">West Germany</text:a> before 1990 (previous ISO country name: Germany, Federal Republic of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DJ" xlink:type="simple">DJ</text:a></text:p>
          </table:table-cell>
          <table:table-cell office:value-type="string" calcext:value-type="string">
            <text:p><text:a xlink:href="https://en.wikipedia.org/wiki/Djibouti" xlink:type="simple">Djibouti</text:a>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<text:a xlink:href="https://en.wikipedia.org/wiki/.dj" xlink:type="simple">.dj</text:a></text:p>
          </table:table-cell>
          <table:table-cell table:style-name="ce1" office:value-type="string" calcext:value-type="string">
            <text:p>Name changed from <text:a xlink:href="https://en.wikipedia.org/wiki/French_Territory_of_the_Afars_and_the_Issas" xlink:type="simple">French Afars and Issas</text:a> (AI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DK" xlink:type="simple">DK</text:a></text:p>
          </table:table-cell>
          <table:table-cell office:value-type="string" calcext:value-type="string">
            <text:p><text:a xlink:href="https://en.wikipedia.org/wiki/Denmark" xlink:type="simple">Denmark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dk" xlink:type="simple">.dk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DM" xlink:type="simple">DM</text:a></text:p>
          </table:table-cell>
          <table:table-cell office:value-type="string" calcext:value-type="string">
            <text:p><text:a xlink:href="https://en.wikipedia.org/wiki/Dominica" xlink:type="simple">Dominic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dm" xlink:type="simple">.d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DO" xlink:type="simple">DO</text:a></text:p>
          </table:table-cell>
          <table:table-cell office:value-type="string" calcext:value-type="string">
            <text:p><text:a xlink:href="https://en.wikipedia.org/wiki/Dominican_Republic" xlink:type="simple">Dominican Republic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do" xlink:type="simple">.do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2">
          <table:table-cell office:value-type="string" calcext:value-type="string">
            <text:p><text:a xlink:href="https://en.wikipedia.org/wiki/ISO_3166-2:DZ" xlink:type="simple">DZ</text:a></text:p>
          </table:table-cell>
          <table:table-cell office:value-type="string" calcext:value-type="string">
            <text:p><text:a xlink:href="https://en.wikipedia.org/wiki/Algeria" xlink:type="simple">Alger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dz" xlink:type="simple">.dz</text:a></text:p>
          </table:table-cell>
          <table:table-cell table:style-name="ce1" office:value-type="string" calcext:value-type="string">
            <text:p>Code taken from name in <text:a xlink:href="https://en.wikipedia.org/wiki/Arabic" xlink:type="simple">Arabic</text:a> الجزائر al-Djazā'ir, <text:a xlink:href="https://en.wikipedia.org/wiki/Algerian_Arabic" xlink:type="simple">Algerian Arabic</text:a> الدزاير al-Dzāyīr, or <text:a xlink:href="https://en.wikipedia.org/wiki/Berber_languages" xlink:type="simple">Berber</text:a> ⴷⵣⴰⵢⵔ Dzay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EC" xlink:type="simple">EC</text:a></text:p>
          </table:table-cell>
          <table:table-cell office:value-type="string" calcext:value-type="string">
            <text:p><text:a xlink:href="https://en.wikipedia.org/wiki/Ecuador" xlink:type="simple">Ecuador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ec" xlink:type="simple">.ec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EE" xlink:type="simple">EE</text:a></text:p>
          </table:table-cell>
          <table:table-cell office:value-type="string" calcext:value-type="string">
            <text:p><text:a xlink:href="https://en.wikipedia.org/wiki/Estonia" xlink:type="simple">Estonia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ee" xlink:type="simple">.ee</text:a></text:p>
          </table:table-cell>
          <table:table-cell table:style-name="ce1" office:value-type="string" calcext:value-type="string">
            <text:p>Code taken from name in <text:a xlink:href="https://en.wikipedia.org/wiki/Estonian_language" xlink:type="simple">Estonian</text:a>: Eest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EG" xlink:type="simple">EG</text:a></text:p>
          </table:table-cell>
          <table:table-cell office:value-type="string" calcext:value-type="string">
            <text:p><text:a xlink:href="https://en.wikipedia.org/wiki/Egypt" xlink:type="simple">Egypt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eg" xlink:type="simple">.e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en.wikipedia.org/wiki/ISO_3166-2:EH" xlink:type="simple">EH</text:a></text:p>
          </table:table-cell>
          <table:table-cell office:value-type="string" calcext:value-type="string">
            <text:p><text:a xlink:href="https://en.wikipedia.org/wiki/Western_Sahara" xlink:type="simple">Western Sahar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eh" xlink:type="simple">.eh</text:a></text:p>
          </table:table-cell>
          <table:table-cell table:style-name="ce1" office:value-type="string" calcext:value-type="string">
            <text:p>Previous ISO country name: <text:a xlink:href="https://en.wikipedia.org/wiki/Spanish_Sahara" xlink:type="simple">Spanish Sahara</text:a> (code taken from name in <text:a xlink:href="https://en.wikipedia.org/wiki/Spanish_language" xlink:type="simple">Spanish</text:a>: Sahara español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ER" xlink:type="simple">ER</text:a></text:p>
          </table:table-cell>
          <table:table-cell office:value-type="string" calcext:value-type="string">
            <text:p><text:a xlink:href="https://en.wikipedia.org/wiki/Eritrea" xlink:type="simple">Eritrea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en.wikipedia.org/wiki/.er" xlink:type="simple">.er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ES" xlink:type="simple">ES</text:a></text:p>
          </table:table-cell>
          <table:table-cell office:value-type="string" calcext:value-type="string">
            <text:p><text:a xlink:href="https://en.wikipedia.org/wiki/Spain" xlink:type="simple">Spai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es" xlink:type="simple">.es</text:a></text:p>
          </table:table-cell>
          <table:table-cell table:style-name="ce1" office:value-type="string" calcext:value-type="string">
            <text:p>Code taken from name in <text:a xlink:href="https://en.wikipedia.org/wiki/Spanish_language" xlink:type="simple">Spanish</text:a>: Españ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ET" xlink:type="simple">ET</text:a></text:p>
          </table:table-cell>
          <table:table-cell office:value-type="string" calcext:value-type="string">
            <text:p><text:a xlink:href="https://en.wikipedia.org/wiki/Ethiopia" xlink:type="simple">Ethiop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et" xlink:type="simple">.e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FI" xlink:type="simple">FI</text:a></text:p>
          </table:table-cell>
          <table:table-cell office:value-type="string" calcext:value-type="string">
            <text:p><text:a xlink:href="https://en.wikipedia.org/wiki/Finland" xlink:type="simple">Fin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fi" xlink:type="simple">.fi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FJ" xlink:type="simple">FJ</text:a></text:p>
          </table:table-cell>
          <table:table-cell office:value-type="string" calcext:value-type="string">
            <text:p><text:a xlink:href="https://en.wikipedia.org/wiki/Fiji" xlink:type="simple">Fiji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fj" xlink:type="simple">.fj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3">
          <table:table-cell office:value-type="string" calcext:value-type="string">
            <text:p><text:a xlink:href="https://en.wikipedia.org/wiki/ISO_3166-2:FK" xlink:type="simple">FK</text:a></text:p>
          </table:table-cell>
          <table:table-cell office:value-type="string" calcext:value-type="string">
            <text:p><text:a xlink:href="https://en.wikipedia.org/wiki/Falkland_Islands" xlink:type="simple">Falkland Islands (Malvinas)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fk" xlink:type="simple">.fk</text:a></text:p>
          </table:table-cell>
          <table:table-cell table:style-name="ce1" office:value-type="string" calcext:value-type="string">
            <text:p>ISO country name follows UN designation due to the <text:a xlink:href="https://en.wikipedia.org/wiki/Falkland_Islands_sovereignty_dispute" xlink:type="simple">Falkland Islands sovereignty dispute</text:a> (local common name: Falkland Islands)<text:a xlink:href="https://en.wikipedia.org/wiki/ISO_3166-1_alpha-2#cite_note-15" xlink:type="simple">[15]</text:a>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FM" xlink:type="simple">FM</text:a></text:p>
          </table:table-cell>
          <table:table-cell office:value-type="string" calcext:value-type="string">
            <text:p><text:a xlink:href="https://en.wikipedia.org/wiki/Federated_States_of_Micronesia" xlink:type="simple">Micronesia, Federated States of</text:a>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a xlink:href="https://en.wikipedia.org/wiki/.fm" xlink:type="simple">.fm</text:a></text:p>
          </table:table-cell>
          <table:table-cell table:style-name="ce1" office:value-type="string" calcext:value-type="string">
            <text:p>Previous ISO country name: Micronesia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FO" xlink:type="simple">FO</text:a></text:p>
          </table:table-cell>
          <table:table-cell office:value-type="string" calcext:value-type="string">
            <text:p><text:a xlink:href="https://en.wikipedia.org/wiki/Faroe_Islands" xlink:type="simple">Faroe Island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fo" xlink:type="simple">.fo</text:a></text:p>
          </table:table-cell>
          <table:table-cell table:style-name="ce1" office:value-type="string" calcext:value-type="string">
            <text:p>Code taken from name in <text:a xlink:href="https://en.wikipedia.org/wiki/Faroese_language" xlink:type="simple">Faroese</text:a>: Føroyar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FR" xlink:type="simple">FR</text:a></text:p>
          </table:table-cell>
          <table:table-cell office:value-type="string" calcext:value-type="string">
            <text:p><text:a xlink:href="https://en.wikipedia.org/wiki/France" xlink:type="simple">Franc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fr" xlink:type="simple">.fr</text:a></text:p>
          </table:table-cell>
          <table:table-cell table:style-name="ce1" office:value-type="string" calcext:value-type="string">
            <text:p>Includes <text:a xlink:href="https://en.wikipedia.org/wiki/Clipperton_Island" xlink:type="simple">Clipperton Island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A" xlink:type="simple">GA</text:a></text:p>
          </table:table-cell>
          <table:table-cell office:value-type="string" calcext:value-type="string">
            <text:p><text:a xlink:href="https://en.wikipedia.org/wiki/Gabon" xlink:type="simple">Gabo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a" xlink:type="simple">.ga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4">
          <table:table-cell office:value-type="string" calcext:value-type="string">
            <text:p><text:a xlink:href="https://en.wikipedia.org/wiki/ISO_3166-2:GB" xlink:type="simple">GB</text:a></text:p>
          </table:table-cell>
          <table:table-cell office:value-type="string" calcext:value-type="string">
            <text:p><text:a xlink:href="https://en.wikipedia.org/wiki/United_Kingdom" xlink:type="simple">United Kingdom of Great Britain and Northern Ire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b" xlink:type="simple">.gb</text:a></text:p>
            <text:p>(<text:a xlink:href="https://en.wikipedia.org/wiki/.uk" xlink:type="simple">.uk</text:a>)</text:p>
          </table:table-cell>
          <table:table-cell table:style-name="ce1" office:value-type="string" calcext:value-type="string">
            <text:p>Includes <text:a xlink:href="https://en.wikipedia.org/wiki/Akrotiri_and_Dhekelia" xlink:type="simple">Akrotiri and Dhekelia</text:a> (Sovereign Base Areas)</text:p>
            <text:p>Code taken from <text:a xlink:href="https://en.wikipedia.org/wiki/Great_Britain" xlink:type="simple">Great Britain</text:a> (from official name: United Kingdom of Great Britain and Northern Ireland)<text:a xlink:href="https://en.wikipedia.org/wiki/ISO_3166-1_alpha-2#cite_note-faqs_specific-16" xlink:type="simple">[16]</text:a></text:p>
            <text:p>Previous ISO country name: United Kingdom</text:p>
            <text:p><text:a xlink:href="https://en.wikipedia.org/wiki/.uk" xlink:type="simple">.uk</text:a> is the primary ccTLD of the United Kingdom instead of <text:a xlink:href="https://en.wikipedia.org/wiki/.gb" xlink:type="simple">.gb</text:a><text:a xlink:href="https://en.wikipedia.org/wiki/ISO_3166-1_alpha-2#cite_note-17" xlink:type="simple">[17]</text:a> (see code <text:a xlink:href="https://en.wikipedia.org/wiki/ISO_3166-1_alpha-2#UK" xlink:type="simple">UK</text:a>, which is <text:a xlink:href="https://en.wikipedia.org/wiki/ISO_3166-1_alpha-2#Exceptional_reservations" xlink:type="simple">exceptionally reserved</text:a>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D" xlink:type="simple">GD</text:a></text:p>
          </table:table-cell>
          <table:table-cell office:value-type="string" calcext:value-type="string">
            <text:p><text:a xlink:href="https://en.wikipedia.org/wiki/Grenada" xlink:type="simple">Grenad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d" xlink:type="simple">.gd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GE" xlink:type="simple">GE</text:a></text:p>
          </table:table-cell>
          <table:table-cell office:value-type="string" calcext:value-type="string">
            <text:p><text:a xlink:href="https://en.wikipedia.org/wiki/Georgia_(country)" xlink:type="simple">Georgia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ge" xlink:type="simple">.ge</text:a></text:p>
          </table:table-cell>
          <table:table-cell table:style-name="ce1" office:value-type="string" calcext:value-type="string">
            <text:p>GE previously represented <text:a xlink:href="https://en.wikipedia.org/wiki/Gilbert_and_Ellice_Islands" xlink:type="simple">Gilbert and Ellice Islands</text:a>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GF" xlink:type="simple">GF</text:a></text:p>
          </table:table-cell>
          <table:table-cell office:value-type="string" calcext:value-type="string">
            <text:p><text:a xlink:href="https://en.wikipedia.org/wiki/French_Guiana" xlink:type="simple">French Guian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f" xlink:type="simple">.gf</text:a></text:p>
          </table:table-cell>
          <table:table-cell table:style-name="ce1" office:value-type="string" calcext:value-type="string">
            <text:p>Code taken from name in <text:a xlink:href="https://en.wikipedia.org/wiki/French_language" xlink:type="simple">French</text:a>: Guyane française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GG" xlink:type="simple">GG</text:a></text:p>
          </table:table-cell>
          <table:table-cell office:value-type="string" calcext:value-type="string">
            <text:p><text:a xlink:href="https://en.wikipedia.org/wiki/Bailiwick_of_Guernsey" xlink:type="simple">Guernsey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a xlink:href="https://en.wikipedia.org/wiki/.gg" xlink:type="simple">.gg</text:a></text:p>
          </table:table-cell>
          <table:table-cell table:style-name="ce1" office:value-type="string" calcext:value-type="string">
            <text:p>A <text:a xlink:href="https://en.wikipedia.org/wiki/Monarchy_of_the_United_Kingdom" xlink:type="simple">British</text:a> <text:a xlink:href="https://en.wikipedia.org/wiki/Crown_Dependencies" xlink:type="simple">Crown Dependency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H" xlink:type="simple">GH</text:a></text:p>
          </table:table-cell>
          <table:table-cell office:value-type="string" calcext:value-type="string">
            <text:p><text:a xlink:href="https://en.wikipedia.org/wiki/Ghana" xlink:type="simple">Ghan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h" xlink:type="simple">.gh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I" xlink:type="simple">GI</text:a></text:p>
          </table:table-cell>
          <table:table-cell office:value-type="string" calcext:value-type="string">
            <text:p><text:a xlink:href="https://en.wikipedia.org/wiki/Gibraltar" xlink:type="simple">Gibraltar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i" xlink:type="simple">.gi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L" xlink:type="simple">GL</text:a></text:p>
          </table:table-cell>
          <table:table-cell office:value-type="string" calcext:value-type="string">
            <text:p><text:a xlink:href="https://en.wikipedia.org/wiki/Greenland" xlink:type="simple">Green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l" xlink:type="simple">.gl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M" xlink:type="simple">GM</text:a></text:p>
          </table:table-cell>
          <table:table-cell office:value-type="string" calcext:value-type="string">
            <text:p><text:a xlink:href="https://en.wikipedia.org/wiki/The_Gambia" xlink:type="simple">Gamb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m" xlink:type="simple">.g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N" xlink:type="simple">GN</text:a></text:p>
          </table:table-cell>
          <table:table-cell office:value-type="string" calcext:value-type="string">
            <text:p><text:a xlink:href="https://en.wikipedia.org/wiki/Guinea" xlink:type="simple">Guine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n" xlink:type="simple">.gn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P" xlink:type="simple">GP</text:a></text:p>
          </table:table-cell>
          <table:table-cell office:value-type="string" calcext:value-type="string">
            <text:p><text:a xlink:href="https://en.wikipedia.org/wiki/Guadeloupe" xlink:type="simple">Guadeloup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p" xlink:type="simple">.gp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GQ" xlink:type="simple">GQ</text:a></text:p>
          </table:table-cell>
          <table:table-cell office:value-type="string" calcext:value-type="string">
            <text:p><text:a xlink:href="https://en.wikipedia.org/wiki/Equatorial_Guinea" xlink:type="simple">Equatorial Guine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q" xlink:type="simple">.gq</text:a></text:p>
          </table:table-cell>
          <table:table-cell table:style-name="ce1" office:value-type="string" calcext:value-type="string">
            <text:p>Code taken from name in <text:a xlink:href="https://en.wikipedia.org/wiki/French_language" xlink:type="simple">French</text:a>: Guinée équatoria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R" xlink:type="simple">GR</text:a></text:p>
          </table:table-cell>
          <table:table-cell office:value-type="string" calcext:value-type="string">
            <text:p><text:a xlink:href="https://en.wikipedia.org/wiki/Greece" xlink:type="simple">Greec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r" xlink:type="simple">.gr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S" xlink:type="simple">GS</text:a></text:p>
          </table:table-cell>
          <table:table-cell office:value-type="string" calcext:value-type="string">
            <text:p><text:a xlink:href="https://en.wikipedia.org/wiki/South_Georgia_and_the_South_Sandwich_Islands" xlink:type="simple">South Georgia and the South Sandwich Islands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en.wikipedia.org/wiki/.gs" xlink:type="simple">.gs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T" xlink:type="simple">GT</text:a></text:p>
          </table:table-cell>
          <table:table-cell office:value-type="string" calcext:value-type="string">
            <text:p><text:a xlink:href="https://en.wikipedia.org/wiki/Guatemala" xlink:type="simple">Guatemal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t" xlink:type="simple">.g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U" xlink:type="simple">GU</text:a></text:p>
          </table:table-cell>
          <table:table-cell office:value-type="string" calcext:value-type="string">
            <text:p><text:a xlink:href="https://en.wikipedia.org/wiki/Guam" xlink:type="simple">Guam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u" xlink:type="simple">.gu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W" xlink:type="simple">GW</text:a></text:p>
          </table:table-cell>
          <table:table-cell office:value-type="string" calcext:value-type="string">
            <text:p><text:a xlink:href="https://en.wikipedia.org/wiki/Guinea-Bissau" xlink:type="simple">Guinea-Bissau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w" xlink:type="simple">.gw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GY" xlink:type="simple">GY</text:a></text:p>
          </table:table-cell>
          <table:table-cell office:value-type="string" calcext:value-type="string">
            <text:p><text:a xlink:href="https://en.wikipedia.org/wiki/Guyana" xlink:type="simple">Guyan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gy" xlink:type="simple">.gy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wikipedia.org/wiki/ISO_3166-2:HK" xlink:type="simple">HK</text:a></text:p>
          </table:table-cell>
          <table:table-cell office:value-type="string" calcext:value-type="string">
            <text:p><text:a xlink:href="https://en.wikipedia.org/wiki/Hong_Kong" xlink:type="simple">Hong Kong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hk" xlink:type="simple">.hk</text:a></text:p>
          </table:table-cell>
          <table:table-cell table:style-name="ce1" office:value-type="string" calcext:value-type="string">
            <text:p><text:a xlink:href="https://en.wikipedia.org/wiki/Hong_Kong" xlink:type="simple">Hong Kong</text:a> is officially a Special Administrative Region of the <text:a xlink:href="https://en.wikipedia.org/wiki/China" xlink:type="simple">People's Republic of China</text:a> since 1 July 1997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HM" xlink:type="simple">HM</text:a></text:p>
          </table:table-cell>
          <table:table-cell office:value-type="string" calcext:value-type="string">
            <text:p><text:a xlink:href="https://en.wikipedia.org/wiki/Heard_Island_and_McDonald_Islands" xlink:type="simple">Heard Island and McDonald Island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hm" xlink:type="simple">.hm</text:a></text:p>
          </table:table-cell>
          <table:table-cell table:style-name="ce1" office:value-type="string" calcext:value-type="string">
            <text:p>External territory of Austral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HN" xlink:type="simple">HN</text:a></text:p>
          </table:table-cell>
          <table:table-cell office:value-type="string" calcext:value-type="string">
            <text:p><text:a xlink:href="https://en.wikipedia.org/wiki/Honduras" xlink:type="simple">Hondura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hn" xlink:type="simple">.hn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HR" xlink:type="simple">HR</text:a></text:p>
          </table:table-cell>
          <table:table-cell office:value-type="string" calcext:value-type="string">
            <text:p><text:a xlink:href="https://en.wikipedia.org/wiki/Croatia" xlink:type="simple">Croatia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hr" xlink:type="simple">.hr</text:a></text:p>
          </table:table-cell>
          <table:table-cell table:style-name="ce1" office:value-type="string" calcext:value-type="string">
            <text:p>Code taken from name in <text:a xlink:href="https://en.wikipedia.org/wiki/Croatian_language" xlink:type="simple">Croatian</text:a>: Hrvatsk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HT" xlink:type="simple">HT</text:a></text:p>
          </table:table-cell>
          <table:table-cell office:value-type="string" calcext:value-type="string">
            <text:p><text:a xlink:href="https://en.wikipedia.org/wiki/Haiti" xlink:type="simple">Haiti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ht" xlink:type="simple">.h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HU" xlink:type="simple">HU</text:a></text:p>
          </table:table-cell>
          <table:table-cell office:value-type="string" calcext:value-type="string">
            <text:p><text:a xlink:href="https://en.wikipedia.org/wiki/Hungary" xlink:type="simple">Hungary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hu" xlink:type="simple">.hu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ID" xlink:type="simple">ID</text:a></text:p>
          </table:table-cell>
          <table:table-cell office:value-type="string" calcext:value-type="string">
            <text:p><text:a xlink:href="https://en.wikipedia.org/wiki/Indonesia" xlink:type="simple">Indones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id" xlink:type="simple">.id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IE" xlink:type="simple">IE</text:a></text:p>
          </table:table-cell>
          <table:table-cell office:value-type="string" calcext:value-type="string">
            <text:p><text:a xlink:href="https://en.wikipedia.org/wiki/Republic_of_Ireland" xlink:type="simple">Ire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ie" xlink:type="simple">.ie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IL" xlink:type="simple">IL</text:a></text:p>
          </table:table-cell>
          <table:table-cell office:value-type="string" calcext:value-type="string">
            <text:p><text:a xlink:href="https://en.wikipedia.org/wiki/Israel" xlink:type="simple">Israel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il" xlink:type="simple">.il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IM" xlink:type="simple">IM</text:a></text:p>
          </table:table-cell>
          <table:table-cell office:value-type="string" calcext:value-type="string">
            <text:p><text:a xlink:href="https://en.wikipedia.org/wiki/Isle_of_Man" xlink:type="simple">Isle of Man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a xlink:href="https://en.wikipedia.org/wiki/.im" xlink:type="simple">.im</text:a></text:p>
          </table:table-cell>
          <table:table-cell table:style-name="ce1" office:value-type="string" calcext:value-type="string">
            <text:p>A <text:a xlink:href="https://en.wikipedia.org/wiki/Monarchy_of_the_United_Kingdom" xlink:type="simple">British</text:a> <text:a xlink:href="https://en.wikipedia.org/wiki/Crown_Dependencies" xlink:type="simple">Crown Dependency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IN" xlink:type="simple">IN</text:a></text:p>
          </table:table-cell>
          <table:table-cell office:value-type="string" calcext:value-type="string">
            <text:p><text:a xlink:href="https://en.wikipedia.org/wiki/India" xlink:type="simple">Ind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in" xlink:type="simple">.in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IO" xlink:type="simple">IO</text:a></text:p>
          </table:table-cell>
          <table:table-cell office:value-type="string" calcext:value-type="string">
            <text:p><text:a xlink:href="https://en.wikipedia.org/wiki/British_Indian_Ocean_Territory" xlink:type="simple">British Indian Ocean Territory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io" xlink:type="simple">.io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IQ" xlink:type="simple">IQ</text:a></text:p>
          </table:table-cell>
          <table:table-cell office:value-type="string" calcext:value-type="string">
            <text:p><text:a xlink:href="https://en.wikipedia.org/wiki/Iraq" xlink:type="simple">Iraq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iq" xlink:type="simple">.iq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IR" xlink:type="simple">IR</text:a></text:p>
          </table:table-cell>
          <table:table-cell office:value-type="string" calcext:value-type="string">
            <text:p><text:a xlink:href="https://en.wikipedia.org/wiki/Iran" xlink:type="simple">Iran, Islamic Republic of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ir" xlink:type="simple">.ir</text:a></text:p>
          </table:table-cell>
          <table:table-cell table:style-name="ce1" office:value-type="string" calcext:value-type="string">
            <text:p>Previous ISO country name: Ira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IS" xlink:type="simple">IS</text:a></text:p>
          </table:table-cell>
          <table:table-cell office:value-type="string" calcext:value-type="string">
            <text:p><text:a xlink:href="https://en.wikipedia.org/wiki/Iceland" xlink:type="simple">Ice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is" xlink:type="simple">.is</text:a></text:p>
          </table:table-cell>
          <table:table-cell table:style-name="ce1" office:value-type="string" calcext:value-type="string">
            <text:p>Code taken from name in <text:a xlink:href="https://en.wikipedia.org/wiki/Icelandic_language" xlink:type="simple">Icelandic</text:a>: Ísla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IT" xlink:type="simple">IT</text:a></text:p>
          </table:table-cell>
          <table:table-cell office:value-type="string" calcext:value-type="string">
            <text:p><text:a xlink:href="https://en.wikipedia.org/wiki/Italy" xlink:type="simple">Italy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it" xlink:type="simple">.i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JE" xlink:type="simple">JE</text:a></text:p>
          </table:table-cell>
          <table:table-cell office:value-type="string" calcext:value-type="string">
            <text:p><text:a xlink:href="https://en.wikipedia.org/wiki/Jersey" xlink:type="simple">Jersey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a xlink:href="https://en.wikipedia.org/wiki/.je" xlink:type="simple">.je</text:a></text:p>
          </table:table-cell>
          <table:table-cell table:style-name="ce1" office:value-type="string" calcext:value-type="string">
            <text:p>A <text:a xlink:href="https://en.wikipedia.org/wiki/Monarchy_of_the_United_Kingdom" xlink:type="simple">British</text:a> <text:a xlink:href="https://en.wikipedia.org/wiki/Crown_Dependencies" xlink:type="simple">Crown Dependency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JM" xlink:type="simple">JM</text:a></text:p>
          </table:table-cell>
          <table:table-cell office:value-type="string" calcext:value-type="string">
            <text:p><text:a xlink:href="https://en.wikipedia.org/wiki/Jamaica" xlink:type="simple">Jamaic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jm" xlink:type="simple">.j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JO" xlink:type="simple">JO</text:a></text:p>
          </table:table-cell>
          <table:table-cell office:value-type="string" calcext:value-type="string">
            <text:p><text:a xlink:href="https://en.wikipedia.org/wiki/Jordan" xlink:type="simple">Jorda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jo" xlink:type="simple">.jo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JP" xlink:type="simple">JP</text:a></text:p>
          </table:table-cell>
          <table:table-cell office:value-type="string" calcext:value-type="string">
            <text:p><text:a xlink:href="https://en.wikipedia.org/wiki/Japan" xlink:type="simple">Japa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jp" xlink:type="simple">.jp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KE" xlink:type="simple">KE</text:a></text:p>
          </table:table-cell>
          <table:table-cell office:value-type="string" calcext:value-type="string">
            <text:p><text:a xlink:href="https://en.wikipedia.org/wiki/Kenya" xlink:type="simple">Keny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ke" xlink:type="simple">.ke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KG" xlink:type="simple">KG</text:a></text:p>
          </table:table-cell>
          <table:table-cell office:value-type="string" calcext:value-type="string">
            <text:p><text:a xlink:href="https://en.wikipedia.org/wiki/Kyrgyzstan" xlink:type="simple">Kyrgyzstan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kg" xlink:type="simple">.k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en.wikipedia.org/wiki/ISO_3166-2:KH" xlink:type="simple">KH</text:a></text:p>
          </table:table-cell>
          <table:table-cell office:value-type="string" calcext:value-type="string">
            <text:p><text:a xlink:href="https://en.wikipedia.org/wiki/Cambodia" xlink:type="simple">Cambod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kh" xlink:type="simple">.kh</text:a></text:p>
          </table:table-cell>
          <table:table-cell table:style-name="ce1" office:value-type="string" calcext:value-type="string">
            <text:p>Code taken from former name: <text:a xlink:href="https://en.wikipedia.org/wiki/Khmer_Republic" xlink:type="simple">Khmer Republic</text:a></text:p>
            <text:p>Previous ISO country name: <text:a xlink:href="https://en.wikipedia.org/wiki/Democratic_Kampuchea" xlink:type="simple">Kampuchea, Democratic</text:a>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KI" xlink:type="simple">KI</text:a></text:p>
          </table:table-cell>
          <table:table-cell office:value-type="string" calcext:value-type="string">
            <text:p><text:a xlink:href="https://en.wikipedia.org/wiki/Kiribati" xlink:type="simple">Kiribati</text:a>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<text:a xlink:href="https://en.wikipedia.org/wiki/.ki" xlink:type="simple">.ki</text:a></text:p>
          </table:table-cell>
          <table:table-cell table:style-name="ce1" office:value-type="string" calcext:value-type="string">
            <text:p>Name changed from <text:a xlink:href="https://en.wikipedia.org/wiki/Gilbert_Islands" xlink:type="simple">Gilbert Islands</text:a> (GE)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en.wikipedia.org/wiki/ISO_3166-2:KM" xlink:type="simple">KM</text:a></text:p>
          </table:table-cell>
          <table:table-cell office:value-type="string" calcext:value-type="string">
            <text:p><text:a xlink:href="https://en.wikipedia.org/wiki/Comoros" xlink:type="simple">Comoro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km" xlink:type="simple">.km</text:a></text:p>
          </table:table-cell>
          <table:table-cell table:style-name="ce1" office:value-type="string" calcext:value-type="string">
            <text:p>Code taken from name in <text:a xlink:href="https://en.wikipedia.org/wiki/Comorian_language" xlink:type="simple">Comorian</text:a>: Komori</text:p>
            <text:p>Previous ISO country name: Comoro Island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KN" xlink:type="simple">KN</text:a></text:p>
          </table:table-cell>
          <table:table-cell office:value-type="string" calcext:value-type="string">
            <text:p><text:a xlink:href="https://en.wikipedia.org/wiki/Saint_Kitts_and_Nevis" xlink:type="simple">Saint Kitts and Nevi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kn" xlink:type="simple">.kn</text:a></text:p>
          </table:table-cell>
          <table:table-cell table:style-name="ce1" office:value-type="string" calcext:value-type="string">
            <text:p>Previous ISO country name: <text:a xlink:href="https://en.wikipedia.org/wiki/Saint_Christopher-Nevis-Anguilla" xlink:type="simple">Saint Kitts-Nevis-Anguilla</text:a> 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<text:a xlink:href="https://en.wikipedia.org/wiki/ISO_3166-2:KP" xlink:type="simple">KP</text:a></text:p>
          </table:table-cell>
          <table:table-cell office:value-type="string" calcext:value-type="string">
            <text:p><text:a xlink:href="https://en.wikipedia.org/wiki/North_Korea" xlink:type="simple">Korea, Democratic People's Republic of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kp" xlink:type="simple">.kp</text:a></text:p>
          </table:table-cell>
          <table:table-cell table:style-name="ce1" office:value-type="string" calcext:value-type="string">
            <text:p>ISO country name follows UN designation (common name: North Korea) 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<text:a xlink:href="https://en.wikipedia.org/wiki/ISO_3166-2:KR" xlink:type="simple">KR</text:a></text:p>
          </table:table-cell>
          <table:table-cell office:value-type="string" calcext:value-type="string">
            <text:p><text:a xlink:href="https://en.wikipedia.org/wiki/South_Korea" xlink:type="simple">Korea, Republic of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kr" xlink:type="simple">.kr</text:a></text:p>
          </table:table-cell>
          <table:table-cell table:style-name="ce1" office:value-type="string" calcext:value-type="string">
            <text:p>ISO country name follows UN designation (common name: South Korea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KW" xlink:type="simple">KW</text:a></text:p>
          </table:table-cell>
          <table:table-cell office:value-type="string" calcext:value-type="string">
            <text:p><text:a xlink:href="https://en.wikipedia.org/wiki/Kuwait" xlink:type="simple">Kuwait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kw" xlink:type="simple">.kw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KY" xlink:type="simple">KY</text:a></text:p>
          </table:table-cell>
          <table:table-cell office:value-type="string" calcext:value-type="string">
            <text:p><text:a xlink:href="https://en.wikipedia.org/wiki/Cayman_Islands" xlink:type="simple">Cayman Island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ky" xlink:type="simple">.ky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KZ" xlink:type="simple">KZ</text:a></text:p>
          </table:table-cell>
          <table:table-cell office:value-type="string" calcext:value-type="string">
            <text:p><text:a xlink:href="https://en.wikipedia.org/wiki/Kazakhstan" xlink:type="simple">Kazakhstan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kz" xlink:type="simple">.kz</text:a></text:p>
          </table:table-cell>
          <table:table-cell table:style-name="ce1" office:value-type="string" calcext:value-type="string">
            <text:p>Previous ISO country name: Kazakstan 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wikipedia.org/wiki/ISO_3166-2:LA" xlink:type="simple">LA</text:a></text:p>
          </table:table-cell>
          <table:table-cell office:value-type="string" calcext:value-type="string">
            <text:p><text:a xlink:href="https://en.wikipedia.org/wiki/Laos" xlink:type="simple">Lao People's Democratic Republic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la" xlink:type="simple">.la</text:a></text:p>
          </table:table-cell>
          <table:table-cell table:style-name="ce1" office:value-type="string" calcext:value-type="string">
            <text:p>ISO country name follows UN designation (common name and previous ISO country name: Laos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LB" xlink:type="simple">LB</text:a></text:p>
          </table:table-cell>
          <table:table-cell office:value-type="string" calcext:value-type="string">
            <text:p><text:a xlink:href="https://en.wikipedia.org/wiki/Lebanon" xlink:type="simple">Lebano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lb" xlink:type="simple">.lb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LC" xlink:type="simple">LC</text:a></text:p>
          </table:table-cell>
          <table:table-cell office:value-type="string" calcext:value-type="string">
            <text:p><text:a xlink:href="https://en.wikipedia.org/wiki/Saint_Lucia" xlink:type="simple">Saint Luc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lc" xlink:type="simple">.lc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LI" xlink:type="simple">LI</text:a></text:p>
          </table:table-cell>
          <table:table-cell office:value-type="string" calcext:value-type="string">
            <text:p><text:a xlink:href="https://en.wikipedia.org/wiki/Liechtenstein" xlink:type="simple">Liechtenstei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li" xlink:type="simple">.li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LK" xlink:type="simple">LK</text:a></text:p>
          </table:table-cell>
          <table:table-cell office:value-type="string" calcext:value-type="string">
            <text:p><text:a xlink:href="https://en.wikipedia.org/wiki/Sri_Lanka" xlink:type="simple">Sri Lank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lk" xlink:type="simple">.lk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LR" xlink:type="simple">LR</text:a></text:p>
          </table:table-cell>
          <table:table-cell office:value-type="string" calcext:value-type="string">
            <text:p><text:a xlink:href="https://en.wikipedia.org/wiki/Liberia" xlink:type="simple">Liber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lr" xlink:type="simple">.lr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LS" xlink:type="simple">LS</text:a></text:p>
          </table:table-cell>
          <table:table-cell office:value-type="string" calcext:value-type="string">
            <text:p><text:a xlink:href="https://en.wikipedia.org/wiki/Lesotho" xlink:type="simple">Lesoth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ls" xlink:type="simple">.ls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LT" xlink:type="simple">LT</text:a></text:p>
          </table:table-cell>
          <table:table-cell office:value-type="string" calcext:value-type="string">
            <text:p><text:a xlink:href="https://en.wikipedia.org/wiki/Lithuania" xlink:type="simple">Lithuania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lt" xlink:type="simple">.lt</text:a></text:p>
          </table:table-cell>
          <table:table-cell table:style-name="ce1" office:value-type="string" calcext:value-type="string">
            <text:p>LT formerly reserved indeterminately for <text:a xlink:href="https://en.wikipedia.org/wiki/Tripolitania" xlink:type="simple">Libya Tripoli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LU" xlink:type="simple">LU</text:a></text:p>
          </table:table-cell>
          <table:table-cell office:value-type="string" calcext:value-type="string">
            <text:p><text:a xlink:href="https://en.wikipedia.org/wiki/Luxembourg" xlink:type="simple">Luxembourg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lu" xlink:type="simple">.lu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LV" xlink:type="simple">LV</text:a></text:p>
          </table:table-cell>
          <table:table-cell office:value-type="string" calcext:value-type="string">
            <text:p><text:a xlink:href="https://en.wikipedia.org/wiki/Latvia" xlink:type="simple">Latvia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lv" xlink:type="simple">.lv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LY" xlink:type="simple">LY</text:a></text:p>
          </table:table-cell>
          <table:table-cell office:value-type="string" calcext:value-type="string">
            <text:p><text:a xlink:href="https://en.wikipedia.org/wiki/Libya" xlink:type="simple">Liby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ly" xlink:type="simple">.ly</text:a></text:p>
          </table:table-cell>
          <table:table-cell table:style-name="ce1" office:value-type="string" calcext:value-type="string">
            <text:p>Previous ISO country name: <text:a xlink:href="https://en.wikipedia.org/wiki/Libyan_Arab_Jamahiriya" xlink:type="simple">Libyan Arab Jamahiriya</text:a>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MA" xlink:type="simple">MA</text:a></text:p>
          </table:table-cell>
          <table:table-cell office:value-type="string" calcext:value-type="string">
            <text:p><text:a xlink:href="https://en.wikipedia.org/wiki/Morocco" xlink:type="simple">Morocc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a" xlink:type="simple">.ma</text:a></text:p>
          </table:table-cell>
          <table:table-cell table:style-name="ce1" office:value-type="string" calcext:value-type="string">
            <text:p>Code taken from name in <text:a xlink:href="https://en.wikipedia.org/wiki/French_language" xlink:type="simple">French</text:a>: Maro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C" xlink:type="simple">MC</text:a></text:p>
          </table:table-cell>
          <table:table-cell office:value-type="string" calcext:value-type="string">
            <text:p><text:a xlink:href="https://en.wikipedia.org/wiki/Monaco" xlink:type="simple">Monac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c" xlink:type="simple">.mc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MD" xlink:type="simple">MD</text:a></text:p>
          </table:table-cell>
          <table:table-cell office:value-type="string" calcext:value-type="string">
            <text:p><text:a xlink:href="https://en.wikipedia.org/wiki/Moldova" xlink:type="simple">Moldova, Republic of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md" xlink:type="simple">.md</text:a></text:p>
          </table:table-cell>
          <table:table-cell table:style-name="ce1" office:value-type="string" calcext:value-type="string">
            <text:p>Previous ISO country name: Moldova (briefly from 2008 to 2009) 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<text:a xlink:href="https://en.wikipedia.org/wiki/ISO_3166-2:ME" xlink:type="simple">ME</text:a></text:p>
          </table:table-cell>
          <table:table-cell office:value-type="string" calcext:value-type="string">
            <text:p><text:a xlink:href="https://en.wikipedia.org/wiki/Montenegro" xlink:type="simple">Montenegro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a xlink:href="https://en.wikipedia.org/wiki/.me" xlink:type="simple">.me</text:a></text:p>
          </table:table-cell>
          <table:table-cell table:style-name="ce1" office:value-type="string" calcext:value-type="string">
            <text:p>ME formerly reserved indeterminately for <text:a xlink:href="https://en.wikipedia.org/wiki/Western_Sahara" xlink:type="simple">Western Sahara</text:a> 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<text:a xlink:href="https://en.wikipedia.org/wiki/ISO_3166-2:MF" xlink:type="simple">MF</text:a></text:p>
          </table:table-cell>
          <table:table-cell office:value-type="string" calcext:value-type="string">
            <text:p><text:a xlink:href="https://en.wikipedia.org/wiki/Collectivity_of_Saint_Martin" xlink:type="simple">Saint Martin (French part)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a xlink:href="https://en.wikipedia.org/wiki/.mf" xlink:type="simple">.mf</text:a></text:p>
          </table:table-cell>
          <table:table-cell table:style-name="ce1" office:value-type="string" calcext:value-type="string">
            <text:p>The <text:a xlink:href="https://en.wikipedia.org/wiki/Sint_Maarten" xlink:type="simple">Dutch part</text:a> of <text:a xlink:href="https://en.wikipedia.org/wiki/Saint_Martin_(island)" xlink:type="simple">Saint Martin</text:a> island is assigned code <text:a xlink:href="https://en.wikipedia.org/wiki/ISO_3166-1_alpha-2#SX" xlink:type="simple">SX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G" xlink:type="simple">MG</text:a></text:p>
          </table:table-cell>
          <table:table-cell office:value-type="string" calcext:value-type="string">
            <text:p><text:a xlink:href="https://en.wikipedia.org/wiki/Madagascar" xlink:type="simple">Madagascar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g" xlink:type="simple">.m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H" xlink:type="simple">MH</text:a></text:p>
          </table:table-cell>
          <table:table-cell office:value-type="string" calcext:value-type="string">
            <text:p><text:a xlink:href="https://en.wikipedia.org/wiki/Marshall_Islands" xlink:type="simple">Marshall Islands</text:a>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a xlink:href="https://en.wikipedia.org/wiki/.mh" xlink:type="simple">.mh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wikipedia.org/wiki/ISO_3166-2:MK" xlink:type="simple">MK</text:a></text:p>
          </table:table-cell>
          <table:table-cell office:value-type="string" calcext:value-type="string">
            <text:p><text:a xlink:href="https://en.wikipedia.org/wiki/North_Macedonia" xlink:type="simple">North Macedonia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en.wikipedia.org/wiki/.mk" xlink:type="simple">.mk</text:a></text:p>
          </table:table-cell>
          <table:table-cell table:style-name="ce1" office:value-type="string" calcext:value-type="string">
            <text:p>Code taken from name in <text:a xlink:href="https://en.wikipedia.org/wiki/Macedonian_language" xlink:type="simple">Macedonian</text:a>: Severna Makedonija</text:p>
            <text:p>Previous ISO country name: Macedonia, the former Yugoslav Republic of (designated as such due to <text:a xlink:href="https://en.wikipedia.org/wiki/Macedonia_naming_dispute" xlink:type="simple">Macedonia naming dispute</text:a>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L" xlink:type="simple">ML</text:a></text:p>
          </table:table-cell>
          <table:table-cell office:value-type="string" calcext:value-type="string">
            <text:p><text:a xlink:href="https://en.wikipedia.org/wiki/Mali" xlink:type="simple">Mali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l" xlink:type="simple">.ml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MM" xlink:type="simple">MM</text:a></text:p>
          </table:table-cell>
          <table:table-cell office:value-type="string" calcext:value-type="string">
            <text:p><text:a xlink:href="https://en.wikipedia.org/wiki/Myanmar" xlink:type="simple">Myanmar</text:a>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<text:a xlink:href="https://en.wikipedia.org/wiki/.mm" xlink:type="simple">.mm</text:a></text:p>
          </table:table-cell>
          <table:table-cell table:style-name="ce1" office:value-type="string" calcext:value-type="string">
            <text:p>Name changed from Burma (BU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N" xlink:type="simple">MN</text:a></text:p>
          </table:table-cell>
          <table:table-cell office:value-type="string" calcext:value-type="string">
            <text:p><text:a xlink:href="https://en.wikipedia.org/wiki/Mongolia" xlink:type="simple">Mongol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n" xlink:type="simple">.mn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7">
          <table:table-cell office:value-type="string" calcext:value-type="string">
            <text:p><text:a xlink:href="https://en.wikipedia.org/wiki/ISO_3166-2:MO" xlink:type="simple">MO</text:a></text:p>
          </table:table-cell>
          <table:table-cell office:value-type="string" calcext:value-type="string">
            <text:p><text:a xlink:href="https://en.wikipedia.org/wiki/Macau" xlink:type="simple">Maca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o" xlink:type="simple">.mo</text:a></text:p>
          </table:table-cell>
          <table:table-cell table:style-name="ce1" office:value-type="string" calcext:value-type="string">
            <text:p>Previous ISO country name: Macau; <text:a xlink:href="https://en.wikipedia.org/wiki/Macao" xlink:type="simple">Macao</text:a> is officially a Special Administrative Region of the <text:a xlink:href="https://en.wikipedia.org/wiki/China" xlink:type="simple">People's Republic of China</text:a> since 20 December 199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P" xlink:type="simple">MP</text:a></text:p>
          </table:table-cell>
          <table:table-cell office:value-type="string" calcext:value-type="string">
            <text:p><text:a xlink:href="https://en.wikipedia.org/wiki/Northern_Mariana_Islands" xlink:type="simple">Northern Mariana Islands</text:a>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a xlink:href="https://en.wikipedia.org/wiki/.mp" xlink:type="simple">.mp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Q" xlink:type="simple">MQ</text:a></text:p>
          </table:table-cell>
          <table:table-cell office:value-type="string" calcext:value-type="string">
            <text:p><text:a xlink:href="https://en.wikipedia.org/wiki/Martinique" xlink:type="simple">Martiniqu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q" xlink:type="simple">.mq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R" xlink:type="simple">MR</text:a></text:p>
          </table:table-cell>
          <table:table-cell office:value-type="string" calcext:value-type="string">
            <text:p><text:a xlink:href="https://en.wikipedia.org/wiki/Mauritania" xlink:type="simple">Mauritan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r" xlink:type="simple">.mr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S" xlink:type="simple">MS</text:a></text:p>
          </table:table-cell>
          <table:table-cell office:value-type="string" calcext:value-type="string">
            <text:p><text:a xlink:href="https://en.wikipedia.org/wiki/Montserrat" xlink:type="simple">Montserrat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s" xlink:type="simple">.ms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T" xlink:type="simple">MT</text:a></text:p>
          </table:table-cell>
          <table:table-cell office:value-type="string" calcext:value-type="string">
            <text:p><text:a xlink:href="https://en.wikipedia.org/wiki/Malta" xlink:type="simple">Malt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t" xlink:type="simple">.m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U" xlink:type="simple">MU</text:a></text:p>
          </table:table-cell>
          <table:table-cell office:value-type="string" calcext:value-type="string">
            <text:p><text:a xlink:href="https://en.wikipedia.org/wiki/Mauritius" xlink:type="simple">Mauritiu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u" xlink:type="simple">.mu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V" xlink:type="simple">MV</text:a></text:p>
          </table:table-cell>
          <table:table-cell office:value-type="string" calcext:value-type="string">
            <text:p><text:a xlink:href="https://en.wikipedia.org/wiki/Maldives" xlink:type="simple">Maldive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v" xlink:type="simple">.mv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W" xlink:type="simple">MW</text:a></text:p>
          </table:table-cell>
          <table:table-cell office:value-type="string" calcext:value-type="string">
            <text:p><text:a xlink:href="https://en.wikipedia.org/wiki/Malawi" xlink:type="simple">Malawi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w" xlink:type="simple">.mw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X" xlink:type="simple">MX</text:a></text:p>
          </table:table-cell>
          <table:table-cell office:value-type="string" calcext:value-type="string">
            <text:p><text:a xlink:href="https://en.wikipedia.org/wiki/Mexico" xlink:type="simple">Mexic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x" xlink:type="simple">.mx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Y" xlink:type="simple">MY</text:a></text:p>
          </table:table-cell>
          <table:table-cell office:value-type="string" calcext:value-type="string">
            <text:p><text:a xlink:href="https://en.wikipedia.org/wiki/Malaysia" xlink:type="simple">Malays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y" xlink:type="simple">.my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MZ" xlink:type="simple">MZ</text:a></text:p>
          </table:table-cell>
          <table:table-cell office:value-type="string" calcext:value-type="string">
            <text:p><text:a xlink:href="https://en.wikipedia.org/wiki/Mozambique" xlink:type="simple">Mozambiqu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mz" xlink:type="simple">.mz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NA" xlink:type="simple">NA</text:a></text:p>
          </table:table-cell>
          <table:table-cell office:value-type="string" calcext:value-type="string">
            <text:p><text:a xlink:href="https://en.wikipedia.org/wiki/Namibia" xlink:type="simple">Namib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a" xlink:type="simple">.na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NC" xlink:type="simple">NC</text:a></text:p>
          </table:table-cell>
          <table:table-cell office:value-type="string" calcext:value-type="string">
            <text:p><text:a xlink:href="https://en.wikipedia.org/wiki/New_Caledonia" xlink:type="simple">New Caledon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c" xlink:type="simple">.nc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NE" xlink:type="simple">NE</text:a></text:p>
          </table:table-cell>
          <table:table-cell office:value-type="string" calcext:value-type="string">
            <text:p><text:a xlink:href="https://en.wikipedia.org/wiki/Niger" xlink:type="simple">Niger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e" xlink:type="simple">.ne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NF" xlink:type="simple">NF</text:a></text:p>
          </table:table-cell>
          <table:table-cell office:value-type="string" calcext:value-type="string">
            <text:p><text:a xlink:href="https://en.wikipedia.org/wiki/Norfolk_Island" xlink:type="simple">Norfolk Is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f" xlink:type="simple">.nf</text:a></text:p>
          </table:table-cell>
          <table:table-cell table:style-name="ce1" office:value-type="string" calcext:value-type="string">
            <text:p>External territory of Austral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NG" xlink:type="simple">NG</text:a></text:p>
          </table:table-cell>
          <table:table-cell office:value-type="string" calcext:value-type="string">
            <text:p><text:a xlink:href="https://en.wikipedia.org/wiki/Nigeria" xlink:type="simple">Niger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g" xlink:type="simple">.n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NI" xlink:type="simple">NI</text:a></text:p>
          </table:table-cell>
          <table:table-cell office:value-type="string" calcext:value-type="string">
            <text:p><text:a xlink:href="https://en.wikipedia.org/wiki/Nicaragua" xlink:type="simple">Nicaragu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i" xlink:type="simple">.ni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8">
          <table:table-cell office:value-type="string" calcext:value-type="string">
            <text:p><text:a xlink:href="https://en.wikipedia.org/wiki/ISO_3166-2:NL" xlink:type="simple">NL</text:a></text:p>
          </table:table-cell>
          <table:table-cell office:value-type="string" calcext:value-type="string">
            <text:p><text:a xlink:href="https://en.wikipedia.org/wiki/Kingdom_of_the_Netherlands" xlink:type="simple">Netherlands, Kingdom of th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l" xlink:type="simple">.nl</text:a></text:p>
          </table:table-cell>
          <table:table-cell table:style-name="ce1" office:value-type="string" calcext:value-type="string">
            <text:p>Officially includes the islands Bonaire, Saint Eustatius and Saba, which also have code <text:a xlink:href="https://en.wikipedia.org/wiki/ISO_3166-1_alpha-2#BQ" xlink:type="simple">BQ</text:a> in ISO 3166-1. Within ISO 3166-2, Aruba (<text:a xlink:href="https://en.wikipedia.org/wiki/ISO_3166-1_alpha-2#AW" xlink:type="simple">AW</text:a>), Curaçao (<text:a xlink:href="https://en.wikipedia.org/wiki/ISO_3166-1_alpha-2#CW" xlink:type="simple">CW</text:a>), and Sint Maarten (<text:a xlink:href="https://en.wikipedia.org/wiki/ISO_3166-1_alpha-2#SX" xlink:type="simple">SX</text:a>) are also coded as subdivisions of NL.<text:a xlink:href="https://en.wikipedia.org/wiki/ISO_3166-1_alpha-2#cite_note-18" xlink:type="simple">[18]</text:a></text:p>
            <text:p>Previous ISO country name: Netherland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NO" xlink:type="simple">NO</text:a></text:p>
          </table:table-cell>
          <table:table-cell office:value-type="string" calcext:value-type="string">
            <text:p><text:a xlink:href="https://en.wikipedia.org/wiki/Norway" xlink:type="simple">Norway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o" xlink:type="simple">.no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NP" xlink:type="simple">NP</text:a></text:p>
          </table:table-cell>
          <table:table-cell office:value-type="string" calcext:value-type="string">
            <text:p><text:a xlink:href="https://en.wikipedia.org/wiki/Nepal" xlink:type="simple">Nepal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p" xlink:type="simple">.np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NR" xlink:type="simple">NR</text:a></text:p>
          </table:table-cell>
          <table:table-cell office:value-type="string" calcext:value-type="string">
            <text:p><text:a xlink:href="https://en.wikipedia.org/wiki/Nauru" xlink:type="simple">Nauru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r" xlink:type="simple">.nr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NU" xlink:type="simple">NU</text:a></text:p>
          </table:table-cell>
          <table:table-cell office:value-type="string" calcext:value-type="string">
            <text:p><text:a xlink:href="https://en.wikipedia.org/wiki/Niue" xlink:type="simple">Niu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u" xlink:type="simple">.nu</text:a></text:p>
          </table:table-cell>
          <table:table-cell table:style-name="ce1" office:value-type="string" calcext:value-type="string">
            <text:p>Previous ISO country name: Niue Isla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NZ" xlink:type="simple">NZ</text:a></text:p>
          </table:table-cell>
          <table:table-cell office:value-type="string" calcext:value-type="string">
            <text:p><text:a xlink:href="https://en.wikipedia.org/wiki/New_Zealand" xlink:type="simple">New Zea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nz" xlink:type="simple">.nz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OM" xlink:type="simple">OM</text:a></text:p>
          </table:table-cell>
          <table:table-cell office:value-type="string" calcext:value-type="string">
            <text:p><text:a xlink:href="https://en.wikipedia.org/wiki/Oman" xlink:type="simple">Oma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om" xlink:type="simple">.o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A" xlink:type="simple">PA</text:a></text:p>
          </table:table-cell>
          <table:table-cell office:value-type="string" calcext:value-type="string">
            <text:p><text:a xlink:href="https://en.wikipedia.org/wiki/Panama" xlink:type="simple">Panam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a" xlink:type="simple">.pa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E" xlink:type="simple">PE</text:a></text:p>
          </table:table-cell>
          <table:table-cell office:value-type="string" calcext:value-type="string">
            <text:p><text:a xlink:href="https://en.wikipedia.org/wiki/Peru" xlink:type="simple">Peru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e" xlink:type="simple">.pe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PF" xlink:type="simple">PF</text:a></text:p>
          </table:table-cell>
          <table:table-cell office:value-type="string" calcext:value-type="string">
            <text:p><text:a xlink:href="https://en.wikipedia.org/wiki/French_Polynesia" xlink:type="simple">French Polynes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f" xlink:type="simple">.pf</text:a></text:p>
          </table:table-cell>
          <table:table-cell table:style-name="ce1" office:value-type="string" calcext:value-type="string">
            <text:p>Code taken from name in <text:a xlink:href="https://en.wikipedia.org/wiki/French_language" xlink:type="simple">French</text:a>: Polynésie français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G" xlink:type="simple">PG</text:a></text:p>
          </table:table-cell>
          <table:table-cell office:value-type="string" calcext:value-type="string">
            <text:p><text:a xlink:href="https://en.wikipedia.org/wiki/Papua_New_Guinea" xlink:type="simple">Papua New Guine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g" xlink:type="simple">.p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H" xlink:type="simple">PH</text:a></text:p>
          </table:table-cell>
          <table:table-cell office:value-type="string" calcext:value-type="string">
            <text:p><text:a xlink:href="https://en.wikipedia.org/wiki/Philippines" xlink:type="simple">Philippine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h" xlink:type="simple">.ph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K" xlink:type="simple">PK</text:a></text:p>
          </table:table-cell>
          <table:table-cell office:value-type="string" calcext:value-type="string">
            <text:p><text:a xlink:href="https://en.wikipedia.org/wiki/Pakistan" xlink:type="simple">Pakista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k" xlink:type="simple">.pk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L" xlink:type="simple">PL</text:a></text:p>
          </table:table-cell>
          <table:table-cell office:value-type="string" calcext:value-type="string">
            <text:p><text:a xlink:href="https://en.wikipedia.org/wiki/Poland" xlink:type="simple">Po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l" xlink:type="simple">.pl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M" xlink:type="simple">PM</text:a></text:p>
          </table:table-cell>
          <table:table-cell office:value-type="string" calcext:value-type="string">
            <text:p><text:a xlink:href="https://en.wikipedia.org/wiki/Saint_Pierre_and_Miquelon" xlink:type="simple">Saint Pierre and Miquelo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m" xlink:type="simple">.p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PN" xlink:type="simple">PN</text:a></text:p>
          </table:table-cell>
          <table:table-cell office:value-type="string" calcext:value-type="string">
            <text:p><text:a xlink:href="https://en.wikipedia.org/wiki/Pitcairn_Islands" xlink:type="simple">Pitcair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n" xlink:type="simple">.pn</text:a></text:p>
          </table:table-cell>
          <table:table-cell table:style-name="ce1" office:value-type="string" calcext:value-type="string">
            <text:p>Previous ISO country name: Pitcairn Island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R" xlink:type="simple">PR</text:a></text:p>
          </table:table-cell>
          <table:table-cell office:value-type="string" calcext:value-type="string">
            <text:p><text:a xlink:href="https://en.wikipedia.org/wiki/Puerto_Rico" xlink:type="simple">Puerto Ric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r" xlink:type="simple">.pr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5">
          <table:table-cell office:value-type="string" calcext:value-type="string">
            <text:p><text:a xlink:href="https://en.wikipedia.org/wiki/ISO_3166-2:PS" xlink:type="simple">PS</text:a></text:p>
          </table:table-cell>
          <table:table-cell office:value-type="string" calcext:value-type="string">
            <text:p><text:a xlink:href="https://en.wikipedia.org/wiki/State_of_Palestine" xlink:type="simple">Palestine, State of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a xlink:href="https://en.wikipedia.org/wiki/.ps" xlink:type="simple">.ps</text:a></text:p>
          </table:table-cell>
          <table:table-cell table:style-name="ce1" office:value-type="string" calcext:value-type="string">
            <text:p>Previous ISO country name: <text:a xlink:href="https://en.wikipedia.org/wiki/Palestinian_territories" xlink:type="simple">Palestinian Territory, Occupied</text:a></text:p>
            <text:p>Consists of the <text:a xlink:href="https://en.wikipedia.org/wiki/West_Bank" xlink:type="simple">West Bank</text:a> and the <text:a xlink:href="https://en.wikipedia.org/wiki/Gaza_Strip" xlink:type="simple">Gaza Strip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T" xlink:type="simple">PT</text:a></text:p>
          </table:table-cell>
          <table:table-cell office:value-type="string" calcext:value-type="string">
            <text:p><text:a xlink:href="https://en.wikipedia.org/wiki/Portugal" xlink:type="simple">Portugal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t" xlink:type="simple">.p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W" xlink:type="simple">PW</text:a></text:p>
          </table:table-cell>
          <table:table-cell office:value-type="string" calcext:value-type="string">
            <text:p><text:a xlink:href="https://en.wikipedia.org/wiki/Palau" xlink:type="simple">Palau</text:a>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a xlink:href="https://en.wikipedia.org/wiki/.pw" xlink:type="simple">.pw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PY" xlink:type="simple">PY</text:a></text:p>
          </table:table-cell>
          <table:table-cell office:value-type="string" calcext:value-type="string">
            <text:p><text:a xlink:href="https://en.wikipedia.org/wiki/Paraguay" xlink:type="simple">Paraguay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py" xlink:type="simple">.py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QA" xlink:type="simple">QA</text:a></text:p>
          </table:table-cell>
          <table:table-cell office:value-type="string" calcext:value-type="string">
            <text:p><text:a xlink:href="https://en.wikipedia.org/wiki/Qatar" xlink:type="simple">Qatar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qa" xlink:type="simple">.qa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RE" xlink:type="simple">RE</text:a></text:p>
          </table:table-cell>
          <table:table-cell office:value-type="string" calcext:value-type="string">
            <text:p><text:a xlink:href="https://en.wikipedia.org/wiki/Réunion" xlink:type="simple">Réunio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re" xlink:type="simple">.re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RO" xlink:type="simple">RO</text:a></text:p>
          </table:table-cell>
          <table:table-cell office:value-type="string" calcext:value-type="string">
            <text:p><text:a xlink:href="https://en.wikipedia.org/wiki/Romania" xlink:type="simple">Roman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ro" xlink:type="simple">.ro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7">
          <table:table-cell office:value-type="string" calcext:value-type="string">
            <text:p><text:a xlink:href="https://en.wikipedia.org/wiki/ISO_3166-2:RS" xlink:type="simple">RS</text:a></text:p>
          </table:table-cell>
          <table:table-cell office:value-type="string" calcext:value-type="string">
            <text:p><text:a xlink:href="https://en.wikipedia.org/wiki/Serbia" xlink:type="simple">Serb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a xlink:href="https://en.wikipedia.org/wiki/.rs" xlink:type="simple">.rs</text:a></text:p>
          </table:table-cell>
          <table:table-cell table:style-name="ce1" office:value-type="string" calcext:value-type="string">
            <text:p>Republic of Serbia 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<text:a xlink:href="https://en.wikipedia.org/wiki/ISO_3166-2:RU" xlink:type="simple">RU</text:a></text:p>
          </table:table-cell>
          <table:table-cell office:value-type="string" calcext:value-type="string">
            <text:p><text:a xlink:href="https://en.wikipedia.org/wiki/Russia" xlink:type="simple">Russian Federation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ru" xlink:type="simple">.ru</text:a></text:p>
          </table:table-cell>
          <table:table-cell table:style-name="ce1" office:value-type="string" calcext:value-type="string">
            <text:p>ISO country name follows UN designation (common name: Russia); RU formerly reserved indeterminately for <text:a xlink:href="https://en.wikipedia.org/wiki/Burundi" xlink:type="simple">Burundi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RW" xlink:type="simple">RW</text:a></text:p>
          </table:table-cell>
          <table:table-cell office:value-type="string" calcext:value-type="string">
            <text:p><text:a xlink:href="https://en.wikipedia.org/wiki/Rwanda" xlink:type="simple">Rwand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rw" xlink:type="simple">.rw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A" xlink:type="simple">SA</text:a></text:p>
          </table:table-cell>
          <table:table-cell office:value-type="string" calcext:value-type="string">
            <text:p><text:a xlink:href="https://en.wikipedia.org/wiki/Saudi_Arabia" xlink:type="simple">Saudi Arab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a" xlink:type="simple">.sa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SB" xlink:type="simple">SB</text:a></text:p>
          </table:table-cell>
          <table:table-cell office:value-type="string" calcext:value-type="string">
            <text:p><text:a xlink:href="https://en.wikipedia.org/wiki/Solomon_Islands" xlink:type="simple">Solomon Island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b" xlink:type="simple">.sb</text:a></text:p>
          </table:table-cell>
          <table:table-cell table:style-name="ce1" office:value-type="string" calcext:value-type="string">
            <text:p>Code taken from former name: British Solomon Island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C" xlink:type="simple">SC</text:a></text:p>
          </table:table-cell>
          <table:table-cell office:value-type="string" calcext:value-type="string">
            <text:p><text:a xlink:href="https://en.wikipedia.org/wiki/Seychelles" xlink:type="simple">Seychelle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c" xlink:type="simple">.sc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D" xlink:type="simple">SD</text:a></text:p>
          </table:table-cell>
          <table:table-cell office:value-type="string" calcext:value-type="string">
            <text:p><text:a xlink:href="https://en.wikipedia.org/wiki/Sudan" xlink:type="simple">Suda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d" xlink:type="simple">.sd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E" xlink:type="simple">SE</text:a></text:p>
          </table:table-cell>
          <table:table-cell office:value-type="string" calcext:value-type="string">
            <text:p><text:a xlink:href="https://en.wikipedia.org/wiki/Sweden" xlink:type="simple">Swede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e" xlink:type="simple">.se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G" xlink:type="simple">SG</text:a></text:p>
          </table:table-cell>
          <table:table-cell office:value-type="string" calcext:value-type="string">
            <text:p><text:a xlink:href="https://en.wikipedia.org/wiki/Singapore" xlink:type="simple">Singapor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g" xlink:type="simple">.s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SH" xlink:type="simple">SH</text:a></text:p>
          </table:table-cell>
          <table:table-cell office:value-type="string" calcext:value-type="string">
            <text:p><text:a xlink:href="https://en.wikipedia.org/wiki/Saint_Helena,_Ascension_and_Tristan_da_Cunha" xlink:type="simple">Saint Helena, Ascension and Tristan da Cunh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h" xlink:type="simple">.sh</text:a></text:p>
          </table:table-cell>
          <table:table-cell table:style-name="ce1" office:value-type="string" calcext:value-type="string">
            <text:p>Previous ISO country name: <text:a xlink:href="https://en.wikipedia.org/wiki/Saint_Helena" xlink:type="simple">Saint Helena</text:a>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I" xlink:type="simple">SI</text:a></text:p>
          </table:table-cell>
          <table:table-cell office:value-type="string" calcext:value-type="string">
            <text:p><text:a xlink:href="https://en.wikipedia.org/wiki/Slovenia" xlink:type="simple">Slovenia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si" xlink:type="simple">.si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3">
          <table:table-cell office:value-type="string" calcext:value-type="string">
            <text:p><text:a xlink:href="https://en.wikipedia.org/wiki/ISO_3166-2:SJ" xlink:type="simple">SJ</text:a></text:p>
          </table:table-cell>
          <table:table-cell office:value-type="string" calcext:value-type="string">
            <text:p><text:a xlink:href="https://en.wikipedia.org/wiki/Svalbard_and_Jan_Mayen" xlink:type="simple">Svalbard and Jan Maye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j" xlink:type="simple">.sj</text:a></text:p>
          </table:table-cell>
          <table:table-cell table:style-name="ce1" office:value-type="string" calcext:value-type="string">
            <text:p>Previous ISO name: Svalbard and Jan Mayen Islands</text:p>
            <text:p>Consists of two Arctic territories of Norway: <text:a xlink:href="https://en.wikipedia.org/wiki/Svalbard" xlink:type="simple">Svalbard</text:a> and <text:a xlink:href="https://en.wikipedia.org/wiki/Jan_Mayen" xlink:type="simple">Jan Mayen</text:a>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SK" xlink:type="simple">SK</text:a></text:p>
          </table:table-cell>
          <table:table-cell office:value-type="string" calcext:value-type="string">
            <text:p><text:a xlink:href="https://en.wikipedia.org/wiki/Slovakia" xlink:type="simple">Slovakia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en.wikipedia.org/wiki/.sk" xlink:type="simple">.sk</text:a></text:p>
          </table:table-cell>
          <table:table-cell table:style-name="ce1" office:value-type="string" calcext:value-type="string">
            <text:p>SK previously represented the <text:a xlink:href="https://en.wikipedia.org/wiki/Kingdom_of_Sikkim" xlink:type="simple">Kingdom of Sikkim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L" xlink:type="simple">SL</text:a></text:p>
          </table:table-cell>
          <table:table-cell office:value-type="string" calcext:value-type="string">
            <text:p><text:a xlink:href="https://en.wikipedia.org/wiki/Sierra_Leone" xlink:type="simple">Sierra Leon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l" xlink:type="simple">.sl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M" xlink:type="simple">SM</text:a></text:p>
          </table:table-cell>
          <table:table-cell office:value-type="string" calcext:value-type="string">
            <text:p><text:a xlink:href="https://en.wikipedia.org/wiki/San_Marino" xlink:type="simple">San Marin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m" xlink:type="simple">.s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N" xlink:type="simple">SN</text:a></text:p>
          </table:table-cell>
          <table:table-cell office:value-type="string" calcext:value-type="string">
            <text:p><text:a xlink:href="https://en.wikipedia.org/wiki/Senegal" xlink:type="simple">Senegal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n" xlink:type="simple">.sn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O" xlink:type="simple">SO</text:a></text:p>
          </table:table-cell>
          <table:table-cell office:value-type="string" calcext:value-type="string">
            <text:p><text:a xlink:href="https://en.wikipedia.org/wiki/Somalia" xlink:type="simple">Somal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o" xlink:type="simple">.so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SR" xlink:type="simple">SR</text:a></text:p>
          </table:table-cell>
          <table:table-cell office:value-type="string" calcext:value-type="string">
            <text:p><text:a xlink:href="https://en.wikipedia.org/wiki/Suriname" xlink:type="simple">Surinam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r" xlink:type="simple">.sr</text:a></text:p>
          </table:table-cell>
          <table:table-cell table:style-name="ce1" office:value-type="string" calcext:value-type="string">
            <text:p>Previous ISO country name: Surina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S" xlink:type="simple">SS</text:a></text:p>
          </table:table-cell>
          <table:table-cell office:value-type="string" calcext:value-type="string">
            <text:p><text:a xlink:href="https://en.wikipedia.org/wiki/South_Sudan" xlink:type="simple">South Sudan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s://en.wikipedia.org/wiki/.ss" xlink:type="simple">.ss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T" xlink:type="simple">ST</text:a></text:p>
          </table:table-cell>
          <table:table-cell office:value-type="string" calcext:value-type="string">
            <text:p><text:a xlink:href="https://en.wikipedia.org/wiki/São_Tomé_and_Príncipe" xlink:type="simple">Sao Tome and Princip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t" xlink:type="simple">.s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SV" xlink:type="simple">SV</text:a></text:p>
          </table:table-cell>
          <table:table-cell office:value-type="string" calcext:value-type="string">
            <text:p><text:a xlink:href="https://en.wikipedia.org/wiki/El_Salvador" xlink:type="simple">El Salvador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v" xlink:type="simple">.sv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6">
          <table:table-cell office:value-type="string" calcext:value-type="string">
            <text:p><text:a xlink:href="https://en.wikipedia.org/wiki/ISO_3166-2:SX" xlink:type="simple">SX</text:a></text:p>
          </table:table-cell>
          <table:table-cell office:value-type="string" calcext:value-type="string">
            <text:p><text:a xlink:href="https://en.wikipedia.org/wiki/Sint_Maarten" xlink:type="simple">Sint Maarten (Dutch part)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.sx" xlink:type="simple">.sx</text:a></text:p>
          </table:table-cell>
          <table:table-cell table:style-name="ce1" office:value-type="string" calcext:value-type="string">
            <text:p>The <text:a xlink:href="https://en.wikipedia.org/wiki/Collectivity_of_Saint_Martin" xlink:type="simple">French part</text:a> of <text:a xlink:href="https://en.wikipedia.org/wiki/Saint_Martin_(island)" xlink:type="simple">Saint Martin</text:a> island is assigned code <text:a xlink:href="https://en.wikipedia.org/wiki/ISO_3166-1_alpha-2#MF" xlink:type="simple">MF</text:a> 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wikipedia.org/wiki/ISO_3166-2:SY" xlink:type="simple">SY</text:a></text:p>
          </table:table-cell>
          <table:table-cell office:value-type="string" calcext:value-type="string">
            <text:p><text:a xlink:href="https://en.wikipedia.org/wiki/Syria" xlink:type="simple">Syrian Arab Republic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y" xlink:type="simple">.sy</text:a></text:p>
          </table:table-cell>
          <table:table-cell table:style-name="ce1" office:value-type="string" calcext:value-type="string">
            <text:p>ISO country name follows UN designation (common name and previous ISO country name: Syria)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SZ" xlink:type="simple">SZ</text:a></text:p>
          </table:table-cell>
          <table:table-cell office:value-type="string" calcext:value-type="string">
            <text:p><text:a xlink:href="https://en.wikipedia.org/wiki/Eswatini" xlink:type="simple">Eswatini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sz" xlink:type="simple">.sz</text:a></text:p>
          </table:table-cell>
          <table:table-cell table:style-name="ce1" office:value-type="string" calcext:value-type="string">
            <text:p>Previous ISO country name: Swazila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C" xlink:type="simple">TC</text:a></text:p>
          </table:table-cell>
          <table:table-cell office:value-type="string" calcext:value-type="string">
            <text:p><text:a xlink:href="https://en.wikipedia.org/wiki/Turks_and_Caicos_Islands" xlink:type="simple">Turks and Caicos Island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c" xlink:type="simple">.tc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TD" xlink:type="simple">TD</text:a></text:p>
          </table:table-cell>
          <table:table-cell office:value-type="string" calcext:value-type="string">
            <text:p><text:a xlink:href="https://en.wikipedia.org/wiki/Chad" xlink:type="simple">Cha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d" xlink:type="simple">.td</text:a></text:p>
          </table:table-cell>
          <table:table-cell table:style-name="ce1" office:value-type="string" calcext:value-type="string">
            <text:p>Code taken from name in <text:a xlink:href="https://en.wikipedia.org/wiki/French_language" xlink:type="simple">French</text:a>: Tchad 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<text:a xlink:href="https://en.wikipedia.org/wiki/ISO_3166-2:TF" xlink:type="simple">TF</text:a></text:p>
          </table:table-cell>
          <table:table-cell office:value-type="string" calcext:value-type="string">
            <text:p><text:a xlink:href="https://en.wikipedia.org/wiki/French_Southern_and_Antarctic_Lands" xlink:type="simple">French Southern Territories</text:a>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<text:a xlink:href="https://en.wikipedia.org/wiki/.tf" xlink:type="simple">.tf</text:a></text:p>
          </table:table-cell>
          <table:table-cell table:style-name="ce1" office:value-type="string" calcext:value-type="string">
            <text:p>Covers the French Southern and Antarctic Lands except <text:a xlink:href="https://en.wikipedia.org/wiki/Adélie_Land" xlink:type="simple">Adélie Land</text:a></text:p>
            <text:p>Code taken from name in <text:a xlink:href="https://en.wikipedia.org/wiki/French_language" xlink:type="simple">French</text:a>: Terres australes française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G" xlink:type="simple">TG</text:a></text:p>
          </table:table-cell>
          <table:table-cell office:value-type="string" calcext:value-type="string">
            <text:p><text:a xlink:href="https://en.wikipedia.org/wiki/Togo" xlink:type="simple">Tog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g" xlink:type="simple">.t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H" xlink:type="simple">TH</text:a></text:p>
          </table:table-cell>
          <table:table-cell office:value-type="string" calcext:value-type="string">
            <text:p><text:a xlink:href="https://en.wikipedia.org/wiki/Thailand" xlink:type="simple">Thailand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h" xlink:type="simple">.th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J" xlink:type="simple">TJ</text:a></text:p>
          </table:table-cell>
          <table:table-cell office:value-type="string" calcext:value-type="string">
            <text:p><text:a xlink:href="https://en.wikipedia.org/wiki/Tajikistan" xlink:type="simple">Tajikistan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tj" xlink:type="simple">.tj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TK" xlink:type="simple">TK</text:a></text:p>
          </table:table-cell>
          <table:table-cell office:value-type="string" calcext:value-type="string">
            <text:p><text:a xlink:href="https://en.wikipedia.org/wiki/Tokelau" xlink:type="simple">Tokelau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k" xlink:type="simple">.tk</text:a></text:p>
          </table:table-cell>
          <table:table-cell table:style-name="ce1" office:value-type="string" calcext:value-type="string">
            <text:p>Previous ISO country name: Tokelau Island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TL" xlink:type="simple">TL</text:a></text:p>
          </table:table-cell>
          <table:table-cell office:value-type="string" calcext:value-type="string">
            <text:p><text:a xlink:href="https://en.wikipedia.org/wiki/East_Timor" xlink:type="simple">Timor-Leste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<text:a xlink:href="https://en.wikipedia.org/wiki/.tl" xlink:type="simple">.tl</text:a></text:p>
          </table:table-cell>
          <table:table-cell table:style-name="ce1" office:value-type="string" calcext:value-type="string">
            <text:p>Name changed from East Timor (TP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M" xlink:type="simple">TM</text:a></text:p>
          </table:table-cell>
          <table:table-cell office:value-type="string" calcext:value-type="string">
            <text:p><text:a xlink:href="https://en.wikipedia.org/wiki/Turkmenistan" xlink:type="simple">Turkmenistan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tm" xlink:type="simple">.t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N" xlink:type="simple">TN</text:a></text:p>
          </table:table-cell>
          <table:table-cell office:value-type="string" calcext:value-type="string">
            <text:p><text:a xlink:href="https://en.wikipedia.org/wiki/Tunisia" xlink:type="simple">Tunis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n" xlink:type="simple">.tn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O" xlink:type="simple">TO</text:a></text:p>
          </table:table-cell>
          <table:table-cell office:value-type="string" calcext:value-type="string">
            <text:p><text:a xlink:href="https://en.wikipedia.org/wiki/Tonga" xlink:type="simple">Tong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o" xlink:type="simple">.to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TR" xlink:type="simple">TR</text:a></text:p>
          </table:table-cell>
          <table:table-cell office:value-type="string" calcext:value-type="string">
            <text:p><text:a xlink:href="https://en.wikipedia.org/wiki/Turkey" xlink:type="simple">Türkiy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r" xlink:type="simple">.tr</text:a></text:p>
          </table:table-cell>
          <table:table-cell table:style-name="ce1" office:value-type="string" calcext:value-type="string">
            <text:p>Previous ISO country name: Turke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T" xlink:type="simple">TT</text:a></text:p>
          </table:table-cell>
          <table:table-cell office:value-type="string" calcext:value-type="string">
            <text:p><text:a xlink:href="https://en.wikipedia.org/wiki/Trinidad_and_Tobago" xlink:type="simple">Trinidad and Tobago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t" xlink:type="simple">.t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V" xlink:type="simple">TV</text:a></text:p>
          </table:table-cell>
          <table:table-cell office:value-type="string" calcext:value-type="string">
            <text:p><text:a xlink:href="https://en.wikipedia.org/wiki/Tuvalu" xlink:type="simple">Tuvalu</text:a>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<text:a xlink:href="https://en.wikipedia.org/wiki/.tv" xlink:type="simple">.tv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wikipedia.org/wiki/ISO_3166-2:TW" xlink:type="simple">TW</text:a></text:p>
          </table:table-cell>
          <table:table-cell office:value-type="string" calcext:value-type="string">
            <text:p><text:a xlink:href="https://en.wikipedia.org/wiki/Taiwan,_China" xlink:type="simple">Taiwan, Province of Chin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w" xlink:type="simple">.tw</text:a></text:p>
          </table:table-cell>
          <table:table-cell table:style-name="ce1" office:value-type="string" calcext:value-type="string">
            <text:p>Covers the current jurisdiction of the <text:a xlink:href="https://en.wikipedia.org/wiki/Taiwan" xlink:type="simple">Republic of China</text:a></text:p>
            <text:p>ISO country name follows <text:a xlink:href="https://en.wikipedia.org/wiki/Taiwan,_China#The_United_Nations_and_the_ISO" xlink:type="simple">UN designation</text:a> (due to <text:a xlink:href="https://en.wikipedia.org/wiki/Political_status_of_Taiwan" xlink:type="simple">political status of Taiwan</text:a> within the UN)<text:a xlink:href="https://en.wikipedia.org/wiki/ISO_3166-1_alpha-2#cite_note-faqs_specific-16" xlink:type="simple">[16]</text:a> (common name: Taiwan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TZ" xlink:type="simple">TZ</text:a></text:p>
          </table:table-cell>
          <table:table-cell office:value-type="string" calcext:value-type="string">
            <text:p><text:a xlink:href="https://en.wikipedia.org/wiki/Tanzania" xlink:type="simple">Tanzania, United Republic of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tz" xlink:type="simple">.tz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wikipedia.org/wiki/ISO_3166-2:UA" xlink:type="simple">UA</text:a></text:p>
          </table:table-cell>
          <table:table-cell office:value-type="string" calcext:value-type="string">
            <text:p><text:a xlink:href="https://en.wikipedia.org/wiki/Ukraine" xlink:type="simple">Ukrain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ua" xlink:type="simple">.ua</text:a></text:p>
          </table:table-cell>
          <table:table-cell table:style-name="ce1" office:value-type="string" calcext:value-type="string">
            <text:p>Previous ISO country name: <text:a xlink:href="https://en.wikipedia.org/wiki/Ukrainian_Soviet_Socialist_Republic" xlink:type="simple">Ukrainian SSR</text:a></text:p>
            <text:p>Code assigned as the country was already a UN member since 1945<text:a xlink:href="https://en.wikipedia.org/wiki/ISO_3166-1_alpha-2#cite_note-bulletin-14" xlink:type="simple">[14]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UG" xlink:type="simple">UG</text:a></text:p>
          </table:table-cell>
          <table:table-cell office:value-type="string" calcext:value-type="string">
            <text:p><text:a xlink:href="https://en.wikipedia.org/wiki/Uganda" xlink:type="simple">Ugand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ug" xlink:type="simple">.u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9">
          <table:table-cell office:value-type="string" calcext:value-type="string">
            <text:p><text:a xlink:href="https://en.wikipedia.org/wiki/ISO_3166-2:UM" xlink:type="simple">UM</text:a></text:p>
          </table:table-cell>
          <table:table-cell office:value-type="string" calcext:value-type="string">
            <text:p><text:a xlink:href="https://en.wikipedia.org/wiki/United_States_Minor_Outlying_Islands" xlink:type="simple">United States Minor Outlying Islands</text:a>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a xlink:href="https://en.wikipedia.org/wiki/.um" xlink:type="simple">.um</text:a></text:p>
          </table:table-cell>
          <table:table-cell table:style-name="ce1" office:value-type="string" calcext:value-type="string">
            <text:p>Consists of nine minor insular areas of the United States: <text:a xlink:href="https://en.wikipedia.org/wiki/Baker_Island" xlink:type="simple">Baker Island</text:a>, <text:a xlink:href="https://en.wikipedia.org/wiki/Howland_Island" xlink:type="simple">Howland Island</text:a>, <text:a xlink:href="https://en.wikipedia.org/wiki/Jarvis_Island" xlink:type="simple">Jarvis Island</text:a>, <text:a xlink:href="https://en.wikipedia.org/wiki/Johnston_Atoll" xlink:type="simple">Johnston Atoll</text:a>, <text:a xlink:href="https://en.wikipedia.org/wiki/Kingman_Reef" xlink:type="simple">Kingman Reef</text:a>, <text:a xlink:href="https://en.wikipedia.org/wiki/Midway_Atoll" xlink:type="simple">Midway Islands</text:a>, <text:a xlink:href="https://en.wikipedia.org/wiki/Navassa_Island" xlink:type="simple">Navassa Island</text:a>, <text:a xlink:href="https://en.wikipedia.org/wiki/Palmyra_Atoll" xlink:type="simple">Palmyra Atoll</text:a>, and <text:a xlink:href="https://en.wikipedia.org/wiki/Wake_Island" xlink:type="simple">Wake Island</text:a></text:p>
            <text:p><text:a xlink:href="https://en.wikipedia.org/wiki/.um" xlink:type="simple">.um</text:a> ccTLD was revoked in 2007<text:a xlink:href="https://en.wikipedia.org/wiki/ISO_3166-1_alpha-2#cite_note-19" xlink:type="simple">[19]</text:a> </text:p>
            <text:p>The <text:a xlink:href="https://en.wikipedia.org/wiki/United_States_Department_of_State" xlink:type="simple">United States Department of State</text:a> uses the following user assigned alpha-2 codes for the nine territories, respectively, XB, XH, XQ, XU, XM, QM, XV, XL and QW.<text:a xlink:href="https://en.wikipedia.org/wiki/ISO_3166-1_alpha-2#cite_note-20" xlink:type="simple">[20]</text:a>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US" xlink:type="simple">US</text:a></text:p>
          </table:table-cell>
          <table:table-cell office:value-type="string" calcext:value-type="string">
            <text:p><text:a xlink:href="https://en.wikipedia.org/wiki/United_States" xlink:type="simple">United States of Americ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us" xlink:type="simple">.us</text:a></text:p>
          </table:table-cell>
          <table:table-cell table:style-name="ce1" office:value-type="string" calcext:value-type="string">
            <text:p>Previous ISO country name: United State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UY" xlink:type="simple">UY</text:a></text:p>
          </table:table-cell>
          <table:table-cell office:value-type="string" calcext:value-type="string">
            <text:p><text:a xlink:href="https://en.wikipedia.org/wiki/Uruguay" xlink:type="simple">Uruguay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uy" xlink:type="simple">.uy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UZ" xlink:type="simple">UZ</text:a></text:p>
          </table:table-cell>
          <table:table-cell office:value-type="string" calcext:value-type="string">
            <text:p><text:a xlink:href="https://en.wikipedia.org/wiki/Uzbekistan" xlink:type="simple">Uzbekistan</text:a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a xlink:href="https://en.wikipedia.org/wiki/.uz" xlink:type="simple">.uz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1">
          <table:table-cell office:value-type="string" calcext:value-type="string">
            <text:p><text:a xlink:href="https://en.wikipedia.org/wiki/ISO_3166-2:VA" xlink:type="simple">VA</text:a></text:p>
          </table:table-cell>
          <table:table-cell office:value-type="string" calcext:value-type="string">
            <text:p><text:a xlink:href="https://en.wikipedia.org/wiki/Vatican_City" xlink:type="simple">Holy See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va" xlink:type="simple">.va</text:a></text:p>
          </table:table-cell>
          <table:table-cell table:style-name="ce1" office:value-type="string" calcext:value-type="string">
            <text:p>Covers Vatican City, territory of the <text:a xlink:href="https://en.wikipedia.org/wiki/Holy_See" xlink:type="simple">Holy See</text:a></text:p>
            <text:p>Previous ISO country names: Vatican City State (Holy See) and Holy See (Vatican City State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VC" xlink:type="simple">VC</text:a></text:p>
          </table:table-cell>
          <table:table-cell office:value-type="string" calcext:value-type="string">
            <text:p><text:a xlink:href="https://en.wikipedia.org/wiki/Saint_Vincent_and_the_Grenadines" xlink:type="simple">Saint Vincent and the Grenadines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vc" xlink:type="simple">.vc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ISO_3166-2:VE" xlink:type="simple">VE</text:a></text:p>
          </table:table-cell>
          <table:table-cell office:value-type="string" calcext:value-type="string">
            <text:p><text:a xlink:href="https://en.wikipedia.org/wiki/Venezuela" xlink:type="simple">Venezuela, Bolivarian Republic of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ve" xlink:type="simple">.ve</text:a></text:p>
          </table:table-cell>
          <table:table-cell table:style-name="ce1" office:value-type="string" calcext:value-type="string">
            <text:p>Previous ISO country name: Venezuel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VG" xlink:type="simple">VG</text:a></text:p>
          </table:table-cell>
          <table:table-cell office:value-type="string" calcext:value-type="string">
            <text:p><text:a xlink:href="https://en.wikipedia.org/wiki/British_Virgin_Islands" xlink:type="simple">Virgin Islands (British)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vg" xlink:type="simple">.vg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VI" xlink:type="simple">VI</text:a></text:p>
          </table:table-cell>
          <table:table-cell office:value-type="string" calcext:value-type="string">
            <text:p><text:a xlink:href="https://en.wikipedia.org/wiki/United_States_Virgin_Islands" xlink:type="simple">Virgin Islands (U.S.)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vi" xlink:type="simple">.vi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17">
          <table:table-cell office:value-type="string" calcext:value-type="string">
            <text:p><text:a xlink:href="https://en.wikipedia.org/wiki/ISO_3166-2:VN" xlink:type="simple">VN</text:a></text:p>
          </table:table-cell>
          <table:table-cell office:value-type="string" calcext:value-type="string">
            <text:p><text:a xlink:href="https://en.wikipedia.org/wiki/Vietnam" xlink:type="simple">Viet Nam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vn" xlink:type="simple">.vn</text:a></text:p>
          </table:table-cell>
          <table:table-cell table:style-name="ce1" office:value-type="string" calcext:value-type="string">
            <text:p>ISO country name follows UN designation (common name: Vietnam)</text:p>
            <text:p>Code used for <text:a xlink:href="https://en.wikipedia.org/wiki/South_Vietnam" xlink:type="simple">Republic of Viet Nam</text:a> (common name: South Vietnam) before 1977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VU" xlink:type="simple">VU</text:a></text:p>
          </table:table-cell>
          <table:table-cell office:value-type="string" calcext:value-type="string">
            <text:p><text:a xlink:href="https://en.wikipedia.org/wiki/Vanuatu" xlink:type="simple">Vanuatu</text:a>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<text:a xlink:href="https://en.wikipedia.org/wiki/.vu" xlink:type="simple">.vu</text:a></text:p>
          </table:table-cell>
          <table:table-cell table:style-name="ce1" office:value-type="string" calcext:value-type="string">
            <text:p>Name changed from <text:a xlink:href="https://en.wikipedia.org/wiki/New_Hebrides" xlink:type="simple">New Hebrides</text:a> (NH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WF" xlink:type="simple">WF</text:a></text:p>
          </table:table-cell>
          <table:table-cell office:value-type="string" calcext:value-type="string">
            <text:p><text:a xlink:href="https://en.wikipedia.org/wiki/Wallis_and_Futuna" xlink:type="simple">Wallis and Futun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wf" xlink:type="simple">.wf</text:a></text:p>
          </table:table-cell>
          <table:table-cell table:style-name="ce1" office:value-type="string" calcext:value-type="string">
            <text:p>Previous ISO country name: Wallis and Futuna Islands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wikipedia.org/wiki/ISO_3166-2:WS" xlink:type="simple">WS</text:a></text:p>
          </table:table-cell>
          <table:table-cell office:value-type="string" calcext:value-type="string">
            <text:p><text:a xlink:href="https://en.wikipedia.org/wiki/Samoa" xlink:type="simple">Samo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ws" xlink:type="simple">.ws</text:a></text:p>
          </table:table-cell>
          <table:table-cell table:style-name="ce1" office:value-type="string" calcext:value-type="string">
            <text:p>Code taken from former name: Western Samoa 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<text:a xlink:href="https://en.wikipedia.org/wiki/ISO_3166-2:YE" xlink:type="simple">YE</text:a></text:p>
          </table:table-cell>
          <table:table-cell office:value-type="string" calcext:value-type="string">
            <text:p><text:a xlink:href="https://en.wikipedia.org/wiki/Yemen" xlink:type="simple">Yemen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ye" xlink:type="simple">.ye</text:a></text:p>
          </table:table-cell>
          <table:table-cell table:style-name="ce1" office:value-type="string" calcext:value-type="string">
            <text:p>Previous ISO country name: Yemen, Republic of (for three years after the unification)</text:p>
            <text:p>Code used for <text:a xlink:href="https://en.wikipedia.org/wiki/Yemen_Arab_Republic" xlink:type="simple">North Yemen</text:a> before 199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YT" xlink:type="simple">YT</text:a></text:p>
          </table:table-cell>
          <table:table-cell office:value-type="string" calcext:value-type="string">
            <text:p><text:a xlink:href="https://en.wikipedia.org/wiki/Mayotte" xlink:type="simple">Mayotte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en.wikipedia.org/wiki/.yt" xlink:type="simple">.yt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ZA" xlink:type="simple">ZA</text:a></text:p>
          </table:table-cell>
          <table:table-cell office:value-type="string" calcext:value-type="string">
            <text:p><text:a xlink:href="https://en.wikipedia.org/wiki/South_Africa" xlink:type="simple">South Afric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za" xlink:type="simple">.za</text:a></text:p>
          </table:table-cell>
          <table:table-cell table:style-name="ce1" office:value-type="string" calcext:value-type="string">
            <text:p>Code taken from name in <text:a xlink:href="https://en.wikipedia.org/wiki/Dutch_language" xlink:type="simple">Dutch</text:a>: Zuid-Afrik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ZM" xlink:type="simple">ZM</text:a></text:p>
          </table:table-cell>
          <table:table-cell office:value-type="string" calcext:value-type="string">
            <text:p><text:a xlink:href="https://en.wikipedia.org/wiki/Zambia" xlink:type="simple">Zambia</text:a>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<text:a xlink:href="https://en.wikipedia.org/wiki/.zm" xlink:type="simple">.zm</text:a></text:p>
          </table:table-cell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ISO_3166-2:ZW" xlink:type="simple">ZW</text:a></text:p>
          </table:table-cell>
          <table:table-cell office:value-type="string" calcext:value-type="string">
            <text:p><text:a xlink:href="https://en.wikipedia.org/wiki/Zimbabwe" xlink:type="simple">Zimbabwe</text:a>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<text:a xlink:href="https://en.wikipedia.org/wiki/.zw" xlink:type="simple">.zw</text:a></text:p>
          </table:table-cell>
          <table:table-cell table:style-name="ce1" office:value-type="string" calcext:value-type="string">
            <text:p>Name changed from <text:a xlink:href="https://en.wikipedia.org/wiki/Rhodesia" xlink:type="simple">Southern Rhodesia</text:a> (RH) 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AC</text:p>
          </table:table-cell>
          <table:table-cell office:value-type="string" calcext:value-type="string">
            <text:p><text:a xlink:href="https://en.wikipedia.org/wiki/Ascension_Island" xlink:type="simple">Ascension Island</text:a></text:p>
          </table:table-cell>
          <table:table-cell office:value-type="string" calcext:value-type="string">
            <text:p><text:a xlink:href="https://en.wikipedia.org/wiki/United_Kingdom" xlink:type="simple">United Kingdom</text:a></text:p>
          </table:table-cell>
          <table:table-cell office:value-type="string" calcext:value-type="string">
            <text:p><text:a xlink:href="https://en.wikipedia.org/wiki/.ac" xlink:type="simple">.ac</text:a></text:p>
          </table:table-cell>
          <table:table-cell table:style-name="ce1" office:value-type="string" calcext:value-type="string">
            <text:p>Reserved on request of <text:a xlink:href="https://en.wikipedia.org/wiki/Universal_Postal_Union" xlink:type="simple">UPU</text:a> for stamp issuing area 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CP</text:p>
          </table:table-cell>
          <table:table-cell office:value-type="string" calcext:value-type="string">
            <text:p><text:a xlink:href="https://en.wikipedia.org/wiki/Clipperton_Island" xlink:type="simple">Clipperton Island</text:a></text:p>
          </table:table-cell>
          <table:table-cell office:value-type="string" calcext:value-type="string">
            <text:p><text:a xlink:href="https://en.wikipedia.org/wiki/France" xlink:type="simple">France</text:a></text:p>
          </table:table-cell>
          <table:table-cell office:value-type="string" calcext:value-type="string">
            <text:p>—</text:p>
          </table:table-cell>
          <table:table-cell table:style-name="ce1" office:value-type="string" calcext:value-type="string">
            <text:p>Reserved on request of <text:a xlink:href="https://en.wikipedia.org/wiki/International_Telecommunication_Union" xlink:type="simple">ITU</text:a> for location of certain telecommunications installations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Q</text:p>
          </table:table-cell>
          <table:table-cell office:value-type="string" calcext:value-type="string">
            <text:p><text:a xlink:href="https://en.wikipedia.org/wiki/Sark" xlink:type="simple">Island of Sark</text:a></text:p>
          </table:table-cell>
          <table:table-cell office:value-type="string" calcext:value-type="string">
            <text:p><text:a xlink:href="https://en.wikipedia.org/wiki/United_Kingdom" xlink:type="simple">United Kingdom</text:a></text:p>
          </table:table-cell>
          <table:table-cell office:value-type="string" calcext:value-type="string">
            <text:p>—</text:p>
          </table:table-cell>
          <table:table-cell table:style-name="ce1" office:value-type="string" calcext:value-type="string">
            <text:p>Reserved on request of the United Kingdom. Letters are derived from French name Sercq. 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DG</text:p>
          </table:table-cell>
          <table:table-cell office:value-type="string" calcext:value-type="string">
            <text:p><text:a xlink:href="https://en.wikipedia.org/wiki/Diego_Garcia" xlink:type="simple">Diego Garcia</text:a></text:p>
          </table:table-cell>
          <table:table-cell office:value-type="string" calcext:value-type="string">
            <text:p><text:a xlink:href="https://en.wikipedia.org/wiki/United_Kingdom" xlink:type="simple">United Kingdom</text:a></text:p>
          </table:table-cell>
          <table:table-cell office:value-type="string" calcext:value-type="string">
            <text:p>—</text:p>
          </table:table-cell>
          <table:table-cell table:style-name="ce1" office:value-type="string" calcext:value-type="string">
            <text:p>Reserved on request of <text:a xlink:href="https://en.wikipedia.org/wiki/International_Telecommunication_Union" xlink:type="simple">ITU</text:a> for location of certain telecommunications installations 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EA</text:p>
          </table:table-cell>
          <table:table-cell office:value-type="string" calcext:value-type="string">
            <text:p><text:a xlink:href="https://en.wikipedia.org/wiki/Ceuta" xlink:type="simple">Ceuta</text:a>, <text:a xlink:href="https://en.wikipedia.org/wiki/Melilla" xlink:type="simple">Melilla</text:a></text:p>
          </table:table-cell>
          <table:table-cell office:value-type="string" calcext:value-type="string">
            <text:p><text:a xlink:href="https://en.wikipedia.org/wiki/Spain" xlink:type="simple">Spain</text:a></text:p>
          </table:table-cell>
          <table:table-cell office:value-type="string" calcext:value-type="string">
            <text:p>—</text:p>
          </table:table-cell>
          <table:table-cell table:style-name="ce1" office:value-type="string" calcext:value-type="string">
            <text:p>Reserved on request of <text:a xlink:href="https://en.wikipedia.org/wiki/World_Customs_Organization" xlink:type="simple">WCO</text:a> for <text:a xlink:href="https://en.wikipedia.org/wiki/European_Union_Customs_Union#EU_territories_with_an_opt-out" xlink:type="simple">area not covered by European Union Customs arrangements</text:a><text:a xlink:href="https://en.wikipedia.org/wiki/ISO_3166-1_alpha-2#cite_note-33" xlink:type="simple">[33]</text:a></text:p>
            <text:p>Part of <text:a xlink:href="https://en.wikipedia.org/wiki/Plazas_de_soberanía" xlink:type="simple">Spanish North Africa</text:a> (<text:a xlink:href="https://en.wikipedia.org/wiki/Spanish_language" xlink:type="simple">Spanish</text:a>: África Septentrional Española) 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en.wikipedia.org/wiki/European_Union" xlink:type="simple">European Union</text:a>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<text:a xlink:href="https://en.wikipedia.org/wiki/.eu" xlink:type="simple">.eu</text:a></text:p>
          </table:table-cell>
          <table:table-cell table:style-name="ce1" office:value-type="string" calcext:value-type="string">
            <text:p>Reserved on request of <text:a xlink:href="https://en.wikipedia.org/wiki/ISO_4217" xlink:type="simple">ISO 4217</text:a>/MA for the European monetary unit <text:a xlink:href="https://en.wikipedia.org/wiki/Euro" xlink:type="simple">Euro</text:a></text:p>
            <text:p>Extended for <text:a xlink:href="https://en.wikipedia.org/wiki/ISO_6166" xlink:type="simple">ISO 6166</text:a> "Securities – <text:a xlink:href="https://en.wikipedia.org/wiki/International_Securities_Identifying_Number" xlink:type="simple">International securities identification numbering system</text:a> (ISIN)" in March 1998</text:p>
            <text:p>Extended for any application needing to represent the name European Union in August 1999 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EZ</text:p>
          </table:table-cell>
          <table:table-cell office:value-type="string" calcext:value-type="string">
            <text:p><text:a xlink:href="https://en.wikipedia.org/wiki/Eurozone" xlink:type="simple">Eurozone</text:a>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—</text:p>
          </table:table-cell>
          <table:table-cell table:style-name="ce1" office:value-type="string" calcext:value-type="string">
            <text:p>Reserved on request of <text:a xlink:href="https://en.wikipedia.org/wiki/ISO_6166" xlink:type="simple">ISO 6166</text:a>/RA for the European <text:a xlink:href="https://en.wikipedia.org/wiki/Over-the-counter_(finance)" xlink:type="simple">OTC</text:a> derivatives within <text:a xlink:href="https://en.wikipedia.org/wiki/International_Securities_Identifying_Number" xlink:type="simple">International securities identification numbering system</text:a> (ISIN) 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FX</text:p>
          </table:table-cell>
          <table:table-cell office:value-type="string" calcext:value-type="string">
            <text:p><text:a xlink:href="https://en.wikipedia.org/wiki/Metropolitan_France" xlink:type="simple">France, Metropolitan</text:a></text:p>
          </table:table-cell>
          <table:table-cell office:value-type="string" calcext:value-type="string">
            <text:p><text:a xlink:href="https://en.wikipedia.org/wiki/France" xlink:type="simple">France</text:a></text:p>
          </table:table-cell>
          <table:table-cell office:value-type="string" calcext:value-type="string">
            <text:p>—</text:p>
          </table:table-cell>
          <table:table-cell table:style-name="ce1" office:value-type="string" calcext:value-type="string">
            <text:p>Reserved on request of <text:a xlink:href="https://en.wikipedia.org/wiki/France" xlink:type="simple">France</text:a></text:p>
            <text:p>Officially assigned before deleted from ISO 3166-1 (now assigned <text:a xlink:href="https://en.wikipedia.org/wiki/ISO_3166-3" xlink:type="simple">ISO 3166-3</text:a> code <text:a xlink:href="https://en.wikipedia.org/wiki/ISO_3166-3#FXFR" xlink:type="simple">FXFR</text:a>) 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C</text:p>
          </table:table-cell>
          <table:table-cell office:value-type="string" calcext:value-type="string">
            <text:p><text:a xlink:href="https://en.wikipedia.org/wiki/Canary_Islands" xlink:type="simple">Canary Islands</text:a></text:p>
          </table:table-cell>
          <table:table-cell office:value-type="string" calcext:value-type="string">
            <text:p><text:a xlink:href="https://en.wikipedia.org/wiki/Spain" xlink:type="simple">Spain</text:a></text:p>
          </table:table-cell>
          <table:table-cell office:value-type="string" calcext:value-type="string">
            <text:p>—</text:p>
          </table:table-cell>
          <table:table-cell table:style-name="ce1" office:value-type="string" calcext:value-type="string">
            <text:p>Reserved on request of <text:a xlink:href="https://en.wikipedia.org/wiki/World_Customs_Organization" xlink:type="simple">WCO</text:a> for <text:a xlink:href="https://en.wikipedia.org/wiki/European_Union_Customs_Union#EU_territories_with_an_opt-out" xlink:type="simple">area not covered by European Union Customs arrangements</text:a>.</text:p>
            <text:p>Code taken from name in <text:a xlink:href="https://en.wikipedia.org/wiki/Spanish_language" xlink:type="simple">Spanish</text:a>: Islas Canarias 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SU</text:p>
          </table:table-cell>
          <table:table-cell office:value-type="string" calcext:value-type="string">
            <text:p><text:a xlink:href="https://en.wikipedia.org/wiki/Soviet_Union" xlink:type="simple">USSR</text:a>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<text:a xlink:href="https://en.wikipedia.org/wiki/.su" xlink:type="simple">.su</text:a></text:p>
          </table:table-cell>
          <table:table-cell table:style-name="ce1" office:value-type="string" calcext:value-type="string">
            <text:p>From June 2008; Transitionally reserved from September 1992</text:p>
            <text:p>Officially assigned before deleted from ISO 3166-1 (now assigned <text:a xlink:href="https://en.wikipedia.org/wiki/ISO_3166-3" xlink:type="simple">ISO 3166-3</text:a> code <text:a xlink:href="https://en.wikipedia.org/wiki/ISO_3166-3#SUHH" xlink:type="simple">SUHH</text:a>)</text:p>
            <text:p>Official name and previous ISO country name:<text:a xlink:href="https://en.wikipedia.org/wiki/ISO_3166-1_alpha-2#cite_note-34" xlink:type="simple">[34]</text:a> Union of Soviet Socialist Republics (common name: Soviet Union) 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en.wikipedia.org/wiki/Tristan_da_Cunha" xlink:type="simple">Tristan da Cunha</text:a></text:p>
          </table:table-cell>
          <table:table-cell office:value-type="string" calcext:value-type="string">
            <text:p><text:a xlink:href="https://en.wikipedia.org/wiki/United_Kingdom" xlink:type="simple">United Kingdom</text:a></text:p>
          </table:table-cell>
          <table:table-cell office:value-type="string" calcext:value-type="string">
            <text:p>—</text:p>
          </table:table-cell>
          <table:table-cell table:style-name="ce1" office:value-type="string" calcext:value-type="string">
            <text:p>Reserved on request of <text:a xlink:href="https://en.wikipedia.org/wiki/Universal_Postal_Union" xlink:type="simple">UPU</text:a> for stamp issuing area </text:p>
          </table:table-cell>
          <table:table-cell table:number-columns-repeated="3"/>
        </table:table-row>
        <table:table-row table:style-name="ro22">
          <table:table-cell office:value-type="string" calcext:value-type="string">
            <text:p>UK</text:p>
          </table:table-cell>
          <table:table-cell office:value-type="string" calcext:value-type="string">
            <text:p><text:a xlink:href="https://en.wikipedia.org/wiki/United_Kingdom" xlink:type="simple">United Kingdom</text:a></text:p>
          </table:table-cell>
          <table:table-cell office:value-type="string" calcext:value-type="string">
            <text:p><text:a xlink:href="https://en.wikipedia.org/wiki/United_Kingdom" xlink:type="simple">United Kingdom</text:a></text:p>
          </table:table-cell>
          <table:table-cell office:value-type="string" calcext:value-type="string">
            <text:p><text:a xlink:href="https://en.wikipedia.org/wiki/.uk" xlink:type="simple">.uk</text:a></text:p>
          </table:table-cell>
          <table:table-cell table:style-name="ce1" office:value-type="string" calcext:value-type="string">
            <text:p>Reserved on request of the United Kingdom lest UK be used for any other country</text:p>
            <text:p>Also used by the <text:a xlink:href="https://en.wikipedia.org/wiki/European_Commission" xlink:type="simple">European Commission</text:a></text:p>
            <text:p>United Kingdom is officially assigned the alpha-2 code GB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</text:p>
          </table:table-cell>
          <table:table-cell office:value-type="string" calcext:value-type="string">
            <text:p><text:a xlink:href="https://en.wikipedia.org/wiki/United_Nations" xlink:type="simple">United Nations</text:a>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—</text:p>
          </table:table-cell>
          <table:table-cell table:style-name="ce1" office:value-type="string" calcext:value-type="string">
            <text:p>Reserved directly by <text:a xlink:href="https://en.wikipedia.org/wiki/ISO_3166" xlink:type="simple">ISO 3166</text:a>/MA for the <text:a xlink:href="https://en.wikipedia.org/wiki/United_Nations" xlink:type="simple">United Nations</text:a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X</text:p>
          </table:table-cell>
          <table:table-cell office:value-type="string" calcext:value-type="string">
            <text:p><text:a xlink:href="https://en.wikipedia.org/wiki/Åland" xlink:type="simple">Åland Islands</text:a></text:p>
          </table:table-cell>
          <table:table-cell office:value-type="string" calcext:value-type="string">
            <text:p>Reserved on request of <text:a xlink:href="https://en.wikipedia.org/wiki/Finland" xlink:type="simple">Finland</text:a> </text:p>
          </table:table-cell>
          <table:table-cell table:style-name="Default" table:number-columns-repeated="2"/>
          <table:table-cell table:number-columns-repeated="3"/>
        </table:table-row>
        <table:table-row table:style-name="ro20">
          <table:table-cell office:value-type="string" calcext:value-type="string">
            <text:p>GG</text:p>
          </table:table-cell>
          <table:table-cell office:value-type="string" calcext:value-type="string">
            <text:p><text:a xlink:href="https://en.wikipedia.org/wiki/Bailiwick_of_Guernsey" xlink:type="simple">Guernsey</text:a></text:p>
          </table:table-cell>
          <table:table-cell office:value-type="string" calcext:value-type="string">
            <text:p>Reserved on request of <text:a xlink:href="https://en.wikipedia.org/wiki/Universal_Postal_Union" xlink:type="simple">UPU</text:a> for stamp issuing area </text:p>
          </table:table-cell>
          <table:table-cell table:style-name="Default" table:number-columns-repeated="2"/>
          <table:table-cell table:number-columns-repeated="3"/>
        </table:table-row>
        <table:table-row table:style-name="ro20">
          <table:table-cell office:value-type="string" calcext:value-type="string">
            <text:p>IM</text:p>
          </table:table-cell>
          <table:table-cell office:value-type="string" calcext:value-type="string">
            <text:p><text:a xlink:href="https://en.wikipedia.org/wiki/Isle_of_Man" xlink:type="simple">Isle of Man</text:a></text:p>
          </table:table-cell>
          <table:table-cell office:value-type="string" calcext:value-type="string">
            <text:p>Reserved on request of <text:a xlink:href="https://en.wikipedia.org/wiki/Universal_Postal_Union" xlink:type="simple">UPU</text:a> for stamp issuing area </text:p>
          </table:table-cell>
          <table:table-cell table:style-name="Default" table:number-columns-repeated="2"/>
          <table:table-cell table:number-columns-repeated="3"/>
        </table:table-row>
        <table:table-row table:style-name="ro20">
          <table:table-cell office:value-type="string" calcext:value-type="string">
            <text:p>JE</text:p>
          </table:table-cell>
          <table:table-cell office:value-type="string" calcext:value-type="string">
            <text:p><text:a xlink:href="https://en.wikipedia.org/wiki/Jersey" xlink:type="simple">Jersey</text:a></text:p>
          </table:table-cell>
          <table:table-cell office:value-type="string" calcext:value-type="string">
            <text:p>Reserved on request of <text:a xlink:href="https://en.wikipedia.org/wiki/Universal_Postal_Union" xlink:type="simple">UPU</text:a> for stamp issuing area 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_3166-2:AN" xlink:type="simple">AN</text:a></text:p>
          </table:table-cell>
          <table:table-cell office:value-type="string" calcext:value-type="string">
            <text:p><text:a xlink:href="https://en.wikipedia.org/wiki/Netherlands_Antilles" xlink:type="simple">Netherlands Antilles</text:a></text:p>
          </table:table-cell>
          <table:table-cell office:value-type="string" calcext:value-type="string">
            <text:p>2010-12</text:p>
          </table:table-cell>
          <table:table-cell office:value-type="string" calcext:value-type="string">
            <text:p>2060-12</text:p>
          </table:table-cell>
          <table:table-cell table:style-name="ce1" office:value-type="string" calcext:value-type="string">
            <text:p><text:a xlink:href="https://en.wikipedia.org/wiki/.an" xlink:type="simple">.an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U</text:p>
          </table:table-cell>
          <table:table-cell office:value-type="string" calcext:value-type="string">
            <text:p><text:a xlink:href="https://en.wikipedia.org/wiki/Myanmar" xlink:type="simple">Burma</text:a></text:p>
          </table:table-cell>
          <table:table-cell office:value-type="string" calcext:value-type="string">
            <text:p>1989-12</text:p>
          </table:table-cell>
          <table:table-cell office:value-type="string" calcext:value-type="string">
            <text:p>2039-12</text:p>
          </table:table-cell>
          <table:table-cell table:style-name="ce1" office:value-type="string" calcext:value-type="string">
            <text:p>—</text:p>
          </table:table-cell>
          <table:table-cell/>
          <table:table-cell table:style-name="ce1" office:value-type="string" calcext:value-type="string">
            <text:p><text:a xlink:href="https://en.wikipedia.org/wiki/ISO_3166-3#ANHH" xlink:type="simple">ANHH</text:a></text:p>
          </table:table-cell>
          <table:table-cell table:style-name="ce1" office:value-type="string" calcext:value-type="string">
            <text:p>Divided into BQ (<text:a xlink:href="https://en.wikipedia.org/wiki/Bonaire,_Sint_Eustatius_and_Saba" xlink:type="simple">Bonaire, Sint Eustatius and Saba</text:a>), CW (<text:a xlink:href="https://en.wikipedia.org/wiki/Curaçao" xlink:type="simple">Curaçao</text:a>) and SX (Dutch part of <text:a xlink:href="https://en.wikipedia.org/wiki/Sint_Maarten" xlink:type="simple">Sint Maarten</text:a>) </text:p>
          </table:table-cell>
        </table:table-row>
        <table:table-row table:style-name="ro2">
          <table:table-cell office:value-type="string" calcext:value-type="string">
            <text:p><text:a xlink:href="https://en.wikipedia.org/wiki/ISO_3166-2:CS" xlink:type="simple">CS</text:a></text:p>
          </table:table-cell>
          <table:table-cell office:value-type="string" calcext:value-type="string">
            <text:p>Originally <text:a xlink:href="https://en.wikipedia.org/wiki/Czechoslovakia" xlink:type="simple">Czechoslovakia</text:a>, later <text:a xlink:href="https://en.wikipedia.org/wiki/Serbia_and_Montenegro" xlink:type="simple">Serbia and Montenegro</text:a></text:p>
          </table:table-cell>
          <table:table-cell office:value-type="string" calcext:value-type="string">
            <text:p>2006-09</text:p>
          </table:table-cell>
          <table:table-cell office:value-type="string" calcext:value-type="string">
            <text:p>2056-09</text:p>
          </table:table-cell>
          <table:table-cell table:style-name="ce1" office:value-type="string" calcext:value-type="string">
            <text:p>—</text:p>
          </table:table-cell>
          <table:table-cell/>
          <table:table-cell table:style-name="ce1" office:value-type="string" calcext:value-type="string">
            <text:p><text:a xlink:href="https://en.wikipedia.org/wiki/ISO_3166-3#BUMM" xlink:type="simple">BUMM</text:a></text:p>
          </table:table-cell>
          <table:table-cell table:style-name="ce1" office:value-type="string" calcext:value-type="string">
            <text:p>Name changed to <text:a xlink:href="https://en.wikipedia.org/wiki/Myanmar" xlink:type="simple">Myanmar</text:a> (MM) </text:p>
          </table:table-cell>
        </table:table-row>
        <table:table-row table:style-name="ro23">
          <table:table-cell office:value-type="string" calcext:value-type="string">
            <text:p>NT</text:p>
          </table:table-cell>
          <table:table-cell office:value-type="string" calcext:value-type="string">
            <text:p><text:a xlink:href="https://en.wikipedia.org/wiki/Saudi_Arabian–Iraqi_neutral_zone" xlink:type="simple">Neutral Zone</text:a></text:p>
          </table:table-cell>
          <table:table-cell office:value-type="string" calcext:value-type="string">
            <text:p>1993-07</text:p>
          </table:table-cell>
          <table:table-cell office:value-type="string" calcext:value-type="string">
            <text:p>2043-07</text:p>
          </table:table-cell>
          <table:table-cell table:style-name="ce1" office:value-type="string" calcext:value-type="string">
            <text:p>—</text:p>
          </table:table-cell>
          <table:table-cell/>
          <table:table-cell table:style-name="ce1" office:value-type="string" calcext:value-type="string">
            <text:p><text:a xlink:href="https://en.wikipedia.org/wiki/ISO_3166-3#CSHH" xlink:type="simple">CSHH</text:a></text:p>
            <text:p><text:a xlink:href="https://en.wikipedia.org/wiki/ISO_3166-3#CSXX" xlink:type="simple">CSXX</text:a></text:p>
          </table:table-cell>
          <table:table-cell table:style-name="ce1" office:value-type="string" calcext:value-type="string">
            <text:p>Code taken from name in <text:a xlink:href="https://en.wikipedia.org/wiki/Serbian_language" xlink:type="simple">Serbian</text:a>: Srbija i Crna Gora, for <text:a xlink:href="https://en.wikipedia.org/wiki/Serbia_and_Montenegro" xlink:type="simple">Serbia and Montenegro</text:a>, which however is now divided into <text:a xlink:href="https://en.wikipedia.org/wiki/Montenegro" xlink:type="simple">Montenegro</text:a> (ME) and <text:a xlink:href="https://en.wikipedia.org/wiki/Serbia" xlink:type="simple">Serbia</text:a> (RS).</text:p>
            <text:p>(Though reserved, the ccTLD <text:a xlink:href="https://en.wikipedia.org/wiki/.cs" xlink:type="simple">.cs</text:a> was never actually assigned to Serbia and Montenegro; the ccTLD of Serbia and Montenegro was <text:a xlink:href="https://en.wikipedia.org/wiki/.yu" xlink:type="simple">.yu</text:a>, as that formerly unified country's name, and that of its larger predecessor, had previously been <text:a xlink:href="https://en.wikipedia.org/wiki/Yugoslavia" xlink:type="simple">Yugoslavia</text:a>.)</text:p>
            <text:p>CS originally represented <text:a xlink:href="https://en.wikipedia.org/wiki/Czechoslovakia" xlink:type="simple">Czechoslovakia</text:a>. Its successor state Czechia uses CZ, and Slovakia SK. </text:p>
          </table:table-cell>
        </table:table-row>
        <table:table-row table:style-name="ro2">
          <table:table-cell office:value-type="string" calcext:value-type="string">
            <text:p><text:a xlink:href="https://en.wikipedia.org/wiki/ISO_3166-2:TP" xlink:type="simple">TP</text:a></text:p>
          </table:table-cell>
          <table:table-cell office:value-type="string" calcext:value-type="string">
            <text:p><text:a xlink:href="https://en.wikipedia.org/wiki/East_Timor" xlink:type="simple">East Timor</text:a></text:p>
          </table:table-cell>
          <table:table-cell office:value-type="string" calcext:value-type="string">
            <text:p>2002-05</text:p>
          </table:table-cell>
          <table:table-cell office:value-type="string" calcext:value-type="string">
            <text:p>2052-05</text:p>
          </table:table-cell>
          <table:table-cell table:style-name="ce1" office:value-type="string" calcext:value-type="string">
            <text:p><text:a xlink:href="https://en.wikipedia.org/wiki/.tp" xlink:type="simple">.tp</text:a></text:p>
          </table:table-cell>
          <table:table-cell/>
          <table:table-cell table:style-name="ce1" office:value-type="string" calcext:value-type="string">
            <text:p><text:a xlink:href="https://en.wikipedia.org/wiki/ISO_3166-3#NTHH" xlink:type="simple">NTHH</text:a></text:p>
          </table:table-cell>
          <table:table-cell table:style-name="ce1" office:value-type="string" calcext:value-type="string">
            <text:p>Divided between Iraq (IQ) and Saudi Arabia (SA) </text:p>
          </table:table-cell>
        </table:table-row>
        <table:table-row table:style-name="ro9">
          <table:table-cell office:value-type="string" calcext:value-type="string">
            <text:p><text:a xlink:href="https://en.wikipedia.org/wiki/ISO_3166-2:YU" xlink:type="simple">YU</text:a></text:p>
          </table:table-cell>
          <table:table-cell office:value-type="string" calcext:value-type="string">
            <text:p><text:a xlink:href="https://en.wikipedia.org/wiki/Yugoslavia" xlink:type="simple">Yugoslavia</text:a></text:p>
          </table:table-cell>
          <table:table-cell office:value-type="string" calcext:value-type="string">
            <text:p>2003-07</text:p>
          </table:table-cell>
          <table:table-cell office:value-type="string" calcext:value-type="string">
            <text:p>2053-07</text:p>
          </table:table-cell>
          <table:table-cell table:style-name="ce1" office:value-type="string" calcext:value-type="string">
            <text:p>—</text:p>
          </table:table-cell>
          <table:table-cell/>
          <table:table-cell table:style-name="ce1" office:value-type="string" calcext:value-type="string">
            <text:p><text:a xlink:href="https://en.wikipedia.org/wiki/ISO_3166-3#TPTL" xlink:type="simple">TPTL</text:a></text:p>
          </table:table-cell>
          <table:table-cell table:style-name="ce1" office:value-type="string" calcext:value-type="string">
            <text:p>Code taken from previous ISO country name: <text:a xlink:href="https://en.wikipedia.org/wiki/Portuguese_Timor" xlink:type="simple">Portuguese Timor</text:a>, name changed to <text:a xlink:href="https://en.wikipedia.org/wiki/Timor-Leste" xlink:type="simple">Timor-Leste</text:a> (TL) </text:p>
          </table:table-cell>
        </table:table-row>
        <table:table-row table:style-name="ro15">
          <table:table-cell office:value-type="string" calcext:value-type="string">
            <text:p>ZR</text:p>
          </table:table-cell>
          <table:table-cell office:value-type="string" calcext:value-type="string">
            <text:p><text:a xlink:href="https://en.wikipedia.org/wiki/Zaire" xlink:type="simple">Zaire</text:a></text:p>
          </table:table-cell>
          <table:table-cell office:value-type="string" calcext:value-type="string">
            <text:p>1997-07</text:p>
          </table:table-cell>
          <table:table-cell office:value-type="string" calcext:value-type="string">
            <text:p>2047-07</text:p>
          </table:table-cell>
          <table:table-cell table:style-name="ce1" office:value-type="string" calcext:value-type="string">
            <text:p>—</text:p>
          </table:table-cell>
          <table:table-cell/>
          <table:table-cell table:style-name="ce1" office:value-type="string" calcext:value-type="string">
            <text:p><text:a xlink:href="https://en.wikipedia.org/wiki/ISO_3166-3#YUCS" xlink:type="simple">YUCS</text:a></text:p>
          </table:table-cell>
          <table:table-cell table:style-name="ce1" office:value-type="string" calcext:value-type="string">
            <text:p>Code used for the <text:a xlink:href="https://en.wikipedia.org/wiki/Socialist_Federal_Republic_of_Yugoslavia" xlink:type="simple">Socialist Federal Republic of Yugoslavia</text:a> before 1992 and the <text:a xlink:href="https://en.wikipedia.org/wiki/Federal_Republic_of_Yugoslavia" xlink:type="simple">Federal Republic of Yugoslavia</text:a> after 1992 </text:p>
          </table:table-cell>
        </table:table-row>
        <table:table-row table:style-name="ro15">
          <table:table-cell office:value-type="string" calcext:value-type="string">
            <text:p>DY</text:p>
          </table:table-cell>
          <table:table-cell office:value-type="string" calcext:value-type="string">
            <text:p><text:a xlink:href="https://en.wikipedia.org/wiki/Benin" xlink:type="simple">Benin</text:a>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<text:a xlink:href="https://en.wikipedia.org/wiki/ISO_3166-1_alpha-2#cite_note-note1-36" xlink:type="simple">[note 1]</text:a> 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en.wikipedia.org/wiki/ISO_3166-3#ZRCD" xlink:type="simple">ZRCD</text:a></text:p>
          </table:table-cell>
          <table:table-cell table:style-name="ce1" office:value-type="string" calcext:value-type="string">
            <text:p>Name changed to <text:a xlink:href="https://en.wikipedia.org/wiki/Democratic_Republic_of_the_Congo" xlink:type="simple">Congo, the Democratic Republic of the</text:a> (CD)</text:p>
            <text:p>ccTLD <text:a xlink:href="https://en.wikipedia.org/wiki/.zr" xlink:type="simple">.zr</text:a> has been deleted<text:a xlink:href="https://en.wikipedia.org/wiki/ISO_3166-1_alpha-2#cite_note-35" xlink:type="simple">[35]</text:a>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<text:a xlink:href="https://en.wikipedia.org/wiki/Estonia" xlink:type="simple">Estonia</text:a>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<text:a xlink:href="https://en.wikipedia.org/wiki/ISO_3166-1_alpha-2#cite_note-note1-36" xlink:type="simple">[note 1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<text:a xlink:href="https://en.wikipedia.org/wiki/Liechtenstein" xlink:type="simple">Liechtenstein</text:a>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en.wikipedia.org/wiki/ISO_3166-1_alpha-2#cite_note-note2-37" xlink:type="simple">[note 2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<text:a xlink:href="https://en.wikipedia.org/wiki/Jamaica" xlink:type="simple">Jamaica</text:a>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<text:a xlink:href="https://en.wikipedia.org/wiki/ISO_3166-1_alpha-2#cite_note-note3-38" xlink:type="simple">[note 3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<text:a xlink:href="https://en.wikipedia.org/wiki/Fezzan" xlink:type="simple">Libya Fezzan</text:a>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en.wikipedia.org/wiki/ISO_3166-1_alpha-2#cite_note-note2-37" xlink:type="simple">[note 2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https://en.wikipedia.org/wiki/Philippines" xlink:type="simple">Philippines</text:a>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<text:a xlink:href="https://en.wikipedia.org/wiki/ISO_3166-1_alpha-2#cite_note-note3-38" xlink:type="simple">[note 3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<text:a xlink:href="https://en.wikipedia.org/wiki/Argentina" xlink:type="simple">Argentina</text:a>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en.wikipedia.org/wiki/ISO_3166-1_alpha-2#cite_note-note3-38" xlink:type="simple">[note 3]</text:a> 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B</text:p>
          </table:table-cell>
          <table:table-cell office:value-type="string" calcext:value-type="string">
            <text:p><text:a xlink:href="https://en.wikipedia.org/wiki/Bolivia" xlink:type="simple">Bolivia</text:a> [cf. Botswana: identical code element]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<text:a xlink:href="https://en.wikipedia.org/wiki/ISO_3166-1_alpha-2#cite_note-note2-37" xlink:type="simple">[note 2]</text:a> 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B</text:p>
          </table:table-cell>
          <table:table-cell office:value-type="string" calcext:value-type="string">
            <text:p><text:a xlink:href="https://en.wikipedia.org/wiki/Botswana" xlink:type="simple">Botswana</text:a> [cf. Bolivia: identical code element]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<text:a xlink:href="https://en.wikipedia.org/wiki/ISO_3166-1_alpha-2#cite_note-note3-38" xlink:type="simple">[note 3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<text:a xlink:href="https://en.wikipedia.org/wiki/China_(disambiguation)" xlink:type="simple">China</text:a></text:p>
          </table:table-cell>
          <table:table-cell office:value-type="string" calcext:value-type="string">
            <text:p>CN &amp; TW</text:p>
          </table:table-cell>
          <table:table-cell office:value-type="string" calcext:value-type="string">
            <text:p><text:a xlink:href="https://en.wikipedia.org/wiki/ISO_3166-1_alpha-2#cite_note-note3-38" xlink:type="simple">[note 3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<text:a xlink:href="https://en.wikipedia.org/wiki/Haiti" xlink:type="simple">Haiti</text:a>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en.wikipedia.org/wiki/ISO_3166-1_alpha-2#cite_note-note1-36" xlink:type="simple">[note 1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<text:a xlink:href="https://en.wikipedia.org/wiki/Indonesia" xlink:type="simple">Indonesia</text:a>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en.wikipedia.org/wiki/ISO_3166-1_alpha-2#cite_note-note3-38" xlink:type="simple">[note 3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<text:a xlink:href="https://en.wikipedia.org/wiki/Lebanon" xlink:type="simple">Lebanon</text:a>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a xlink:href="https://en.wikipedia.org/wiki/ISO_3166-1_alpha-2#cite_note-note3-38" xlink:type="simple">[note 3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<text:a xlink:href="https://en.wikipedia.org/wiki/Madagascar" xlink:type="simple">Madagascar</text:a>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en.wikipedia.org/wiki/ISO_3166-1_alpha-2#cite_note-note3-38" xlink:type="simple">[note 3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en.wikipedia.org/wiki/Niger" xlink:type="simple">Niger</text:a>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en.wikipedia.org/wiki/ISO_3166-1_alpha-2#cite_note-note4-39" xlink:type="simple">[note 4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<text:a xlink:href="https://en.wikipedia.org/wiki/Philippines" xlink:type="simple">Philippines</text:a>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<text:a xlink:href="https://en.wikipedia.org/wiki/ISO_3166-1_alpha-2#cite_note-note4-39" xlink:type="simple">[note 4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<text:a xlink:href="https://en.wikipedia.org/wiki/Finland" xlink:type="simple">Finland</text:a>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en.wikipedia.org/wiki/ISO_3166-1_alpha-2#cite_note-40" xlink:type="simple">[note 5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G</text:p>
          </table:table-cell>
          <table:table-cell office:value-type="string" calcext:value-type="string">
            <text:p><text:a xlink:href="https://en.wikipedia.org/wiki/Grenada" xlink:type="simple">Grenada</text:a>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en.wikipedia.org/wiki/ISO_3166-1_alpha-2#cite_note-note1-36" xlink:type="simple">[note 1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L</text:p>
          </table:table-cell>
          <table:table-cell office:value-type="string" calcext:value-type="string">
            <text:p><text:a xlink:href="https://en.wikipedia.org/wiki/Saint_Lucia" xlink:type="simple">Saint Lucia</text:a>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<text:a xlink:href="https://en.wikipedia.org/wiki/ISO_3166-1_alpha-2#cite_note-note1-36" xlink:type="simple">[note 1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<text:a xlink:href="https://en.wikipedia.org/wiki/Saint_Vincent_and_the_Grenadines" xlink:type="simple">Saint Vincent</text:a>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<text:a xlink:href="https://en.wikipedia.org/wiki/ISO_3166-1_alpha-2#cite_note-note1-36" xlink:type="simple">[note 1]</text:a>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<text:a xlink:href="https://en.wikipedia.org/wiki/Venezuela" xlink:type="simple">Venezuela</text:a>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<text:a xlink:href="https://en.wikipedia.org/wiki/ISO_3166-1_alpha-2#cite_note-note1-36" xlink:type="simple">[note 1]</text:a>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en.wikipedia.org/wiki/Tripolitania" xlink:type="simple">Libya Tripoli</text:a>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en.wikipedia.org/wiki/ISO_3166-1_alpha-2#cite_note-note2-37" xlink:type="simple">[note 2]</text:a></text:p>
          </table:table-cell>
          <table:table-cell table:style-name="ce1" office:value-type="string" calcext:value-type="string">
            <text:p><text:a xlink:href="https://en.wikipedia.org/wiki/Lithuania" xlink:type="simple">Lithuania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<text:a xlink:href="https://en.wikipedia.org/wiki/Western_Sahara" xlink:type="simple">Western Sahara</text:a>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<text:a xlink:href="https://en.wikipedia.org/wiki/ISO_3166-1_alpha-2#cite_note-note2-37" xlink:type="simple">[note 2]</text:a></text:p>
          </table:table-cell>
          <table:table-cell table:style-name="ce1" office:value-type="string" calcext:value-type="string">
            <text:p><text:a xlink:href="https://en.wikipedia.org/wiki/Montenegro" xlink:type="simple">Montenegro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en.wikipedia.org/wiki/Burundi" xlink:type="simple">Burundi</text:a>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en.wikipedia.org/wiki/ISO_3166-1_alpha-2#cite_note-note2-37" xlink:type="simple">[note 2]</text:a></text:p>
          </table:table-cell>
          <table:table-cell table:style-name="ce1" office:value-type="string" calcext:value-type="string">
            <text:p><text:a xlink:href="https://en.wikipedia.org/wiki/Russia" xlink:type="simple">Russian Federation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8:55:47.612641168</meta:creation-date>
    <dc:date>2024-10-03T15:01:09.903710417</dc:date>
    <meta:editing-duration>PT4M22S</meta:editing-duration>
    <meta:editing-cycles>2</meta:editing-cycles>
    <meta:generator>LibreOffice/7.3.7.2$Linux_X86_64 LibreOffice_project/30$Build-2</meta:generator>
    <meta:document-statistic meta:table-count="1" meta:cell-count="1470" meta:object-count="0"/>
  </office:meta>
</office:document-meta>
</file>